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Example" style:list-style-name="L23"/>
    <style:style style:name="P3" style:family="paragraph" style:parent-style-name="Example_20_Header">
      <style:text-properties officeooo:paragraph-rsid="0ce95318"/>
    </style:style>
    <style:style style:name="P4" style:family="paragraph" style:parent-style-name="Heading_20_1">
      <style:text-properties officeooo:paragraph-rsid="45ed827b"/>
    </style:style>
    <style:style style:name="P5" style:family="paragraph" style:parent-style-name="Heading_20_1">
      <style:text-properties fo:font-variant="small-caps" style:use-window-font-color="true" style:font-name="Georgia1" fo:font-size="26pt" fo:letter-spacing="0.004cm" fo:language="cs" fo:country="CZ" fo:font-weight="bold" officeooo:rsid="45daaa34" officeooo:paragraph-rsid="45dca153" style:letter-kerning="true" style:font-name-asian="Times New Roman" style:font-size-asian="20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6" style:family="paragraph" style:parent-style-name="Heading_20_1">
      <style:text-properties fo:font-variant="small-caps" style:use-window-font-color="true" style:font-name="Georgia1" fo:font-size="26pt" fo:letter-spacing="0.004cm" fo:language="cs" fo:country="CZ" fo:font-weight="bold" officeooo:rsid="45dcf657" officeooo:paragraph-rsid="45dcf657" style:letter-kerning="true" style:font-name-asian="Times New Roman" style:font-size-asian="20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7" style:family="paragraph" style:parent-style-name="Heading_20_2">
      <style:text-properties officeooo:rsid="450a4e84" officeooo:paragraph-rsid="450a4e84"/>
    </style:style>
    <style:style style:name="P8" style:family="paragraph" style:parent-style-name="Heading_20_2">
      <style:text-properties officeooo:rsid="451fc76e" officeooo:paragraph-rsid="451fc76e"/>
    </style:style>
    <style:style style:name="P9" style:family="paragraph" style:parent-style-name="Heading_20_2">
      <style:text-properties officeooo:rsid="4535e361" officeooo:paragraph-rsid="4535e361"/>
    </style:style>
    <style:style style:name="P10" style:family="paragraph" style:parent-style-name="Heading_20_2">
      <style:text-properties officeooo:rsid="4535e361" officeooo:paragraph-rsid="455ad56b"/>
    </style:style>
    <style:style style:name="P11" style:family="paragraph" style:parent-style-name="Heading_20_2">
      <style:text-properties officeooo:rsid="45456065" officeooo:paragraph-rsid="45456065"/>
    </style:style>
    <style:style style:name="P12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5e9bef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13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603d36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14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15" style:family="paragraph" style:parent-style-name="Heading_20_3">
      <style:text-properties officeooo:rsid="45bf1da3" officeooo:paragraph-rsid="45bf1da3"/>
    </style:style>
    <style:style style:name="P16" style:family="paragraph" style:parent-style-name="Heading_20_3">
      <style:text-properties officeooo:rsid="457f82fb" officeooo:paragraph-rsid="457f82fb"/>
    </style:style>
    <style:style style:name="P17" style:family="paragraph" style:parent-style-name="Heading_20_3">
      <style:text-properties officeooo:rsid="452b71e3" officeooo:paragraph-rsid="452b71e3"/>
    </style:style>
    <style:style style:name="P18" style:family="paragraph" style:parent-style-name="Heading_20_4">
      <style:text-properties style:text-line-through-style="solid" style:text-line-through-type="single"/>
    </style:style>
    <style:style style:name="P19" style:family="paragraph" style:parent-style-name="Heading_20_4">
      <style:text-properties officeooo:rsid="45a34b92"/>
    </style:style>
    <style:style style:name="P20" style:family="paragraph" style:parent-style-name="Heading_20_4">
      <style:text-properties style:use-window-font-color="true" style:font-name="Georgia1" fo:font-size="12pt" fo:letter-spacing="0.004cm" fo:language="cs" fo:country="CZ" fo:font-style="italic" style:text-underline-style="none" fo:font-weight="bold" officeooo:rsid="45989190" officeooo:paragraph-rsid="45989190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1" style:family="paragraph" style:parent-style-name="Heading_20_5">
      <style:text-properties officeooo:paragraph-rsid="456c678a"/>
    </style:style>
    <style:style style:name="P22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23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24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2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26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27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28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style:font-size-asian="9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paragraph-rsid="45967fb1" style:font-size-asian="9pt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rsid="45967fb1" officeooo:paragraph-rsid="45967fb1" style:font-size-asian="9pt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34" style:family="paragraph" style:parent-style-name="Standard" style:master-page-name="Standard">
      <style:paragraph-properties style:page-number="auto"/>
    </style:style>
    <style:style style:name="P35" style:family="paragraph" style:parent-style-name="Standard">
      <style:paragraph-properties fo:break-before="page"/>
    </style:style>
    <style:style style:name="P36" style:family="paragraph" style:parent-style-name="Text_20_body" style:list-style-name="L1">
      <style:text-properties officeooo:rsid="44c63c52" officeooo:paragraph-rsid="44c63c52"/>
    </style:style>
    <style:style style:name="P37" style:family="paragraph" style:parent-style-name="Text_20_body">
      <style:text-properties officeooo:rsid="44c63c52" officeooo:paragraph-rsid="44c63c52"/>
    </style:style>
    <style:style style:name="P38" style:family="paragraph" style:parent-style-name="Text_20_body" style:list-style-name="L2"/>
    <style:style style:name="P39" style:family="paragraph" style:parent-style-name="Text_20_body" style:list-style-name="L3">
      <style:text-properties officeooo:rsid="44f54ae5" officeooo:paragraph-rsid="44f54ae5"/>
    </style:style>
    <style:style style:name="P40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1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2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3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4" style:family="paragraph" style:parent-style-name="Text_20_body" style:list-style-name="L6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5" style:family="paragraph" style:parent-style-name="Text_20_body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6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7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8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9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0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1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2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3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5123e30" officeooo:paragraph-rsid="45123e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4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5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6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7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8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50e61b9" officeooo:paragraph-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9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0" style:family="paragraph" style:parent-style-name="Text_20_body" style:list-style-name="L12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1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2" style:family="paragraph" style:parent-style-name="Text_20_body" style:list-style-name="L13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3" style:family="paragraph" style:parent-style-name="Text_20_body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4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5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6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7" style:family="paragraph" style:parent-style-name="Text_20_body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8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510c162" officeooo:paragraph-rsid="4510c1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9" style:family="paragraph" style:parent-style-name="Text_20_body" style:list-style-name="L21">
      <style:text-properties style:use-window-font-color="true" style:font-name="Georgia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0" style:family="paragraph" style:parent-style-name="Text_20_body" style:list-style-name="L21">
      <style:text-properties style:use-window-font-color="true" style:font-name="Georgia" fo:font-size="10pt" fo:letter-spacing="0.004cm" fo:language="cs" fo:country="CZ" fo:font-style="normal" officeooo:rsid="45ed827b" officeooo:paragraph-rsid="45ed827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1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2" style:family="paragraph" style:parent-style-name="Text_20_body" style:list-style-name="L5">
      <style:text-properties officeooo:rsid="44bf7e57" officeooo:paragraph-rsid="44dde692"/>
    </style:style>
    <style:style style:name="P73" style:family="paragraph" style:parent-style-name="Text_20_body" style:list-style-name="L5">
      <style:text-properties officeooo:rsid="450d2fc9" officeooo:paragraph-rsid="450d2fc9"/>
    </style:style>
    <style:style style:name="P74" style:family="paragraph" style:parent-style-name="Text_20_body" style:list-style-name="L5">
      <style:text-properties officeooo:rsid="450d2fc9" officeooo:paragraph-rsid="450e61b9"/>
    </style:style>
    <style:style style:name="P75" style:family="paragraph" style:parent-style-name="Text_20_body" style:list-style-name="L8">
      <style:text-properties officeooo:rsid="44c23c98" officeooo:paragraph-rsid="44c23c98"/>
    </style:style>
    <style:style style:name="P76" style:family="paragraph" style:parent-style-name="Text_20_body" style:list-style-name="L8">
      <style:text-properties officeooo:rsid="44eeb993" officeooo:paragraph-rsid="44eeb993"/>
    </style:style>
    <style:style style:name="P77" style:family="paragraph" style:parent-style-name="Text_20_body" style:list-style-name="L9">
      <style:text-properties officeooo:paragraph-rsid="45052c95"/>
    </style:style>
    <style:style style:name="P78" style:family="paragraph" style:parent-style-name="Text_20_body" style:list-style-name="L9">
      <style:text-properties officeooo:paragraph-rsid="44d69c45"/>
    </style:style>
    <style:style style:name="P79" style:family="paragraph" style:parent-style-name="Text_20_body" style:list-style-name="L9">
      <style:text-properties officeooo:rsid="44d55c7a" officeooo:paragraph-rsid="44d69c45"/>
    </style:style>
    <style:style style:name="P80" style:family="paragraph" style:parent-style-name="Text_20_body" style:list-style-name="L9">
      <style:text-properties officeooo:rsid="44dac53f" officeooo:paragraph-rsid="44dac53f"/>
    </style:style>
    <style:style style:name="P81" style:family="paragraph" style:parent-style-name="Text_20_body" style:list-style-name="L9">
      <style:text-properties officeooo:rsid="44e1f11b" officeooo:paragraph-rsid="44e1f11b"/>
    </style:style>
    <style:style style:name="P82" style:family="paragraph" style:parent-style-name="Text_20_body" style:list-style-name="L11">
      <style:text-properties officeooo:rsid="44e1f11b" officeooo:paragraph-rsid="44e1f11b"/>
    </style:style>
    <style:style style:name="P83" style:family="paragraph" style:parent-style-name="Text_20_body" style:list-style-name="L14">
      <style:text-properties officeooo:rsid="44e1f11b" officeooo:paragraph-rsid="44e1f11b"/>
    </style:style>
    <style:style style:name="P84" style:family="paragraph" style:parent-style-name="Text_20_body" style:list-style-name="L10"/>
    <style:style style:name="P85" style:family="paragraph" style:parent-style-name="Text_20_body" style:list-style-name="L10">
      <style:text-properties officeooo:rsid="44e6fd76" officeooo:paragraph-rsid="44e6fd76"/>
    </style:style>
    <style:style style:name="P86" style:family="paragraph" style:parent-style-name="Text_20_body" style:list-style-name="L10">
      <style:text-properties officeooo:rsid="44eae54a" officeooo:paragraph-rsid="44eae54a"/>
    </style:style>
    <style:style style:name="P87" style:family="paragraph" style:parent-style-name="Text_20_body" style:list-style-name="L10">
      <style:text-properties officeooo:rsid="44eb46c6" officeooo:paragraph-rsid="44eb46c6"/>
    </style:style>
    <style:style style:name="P88" style:family="paragraph" style:parent-style-name="Text_20_body" style:list-style-name="L10">
      <style:text-properties officeooo:rsid="44ecb431" officeooo:paragraph-rsid="44ecb431"/>
    </style:style>
    <style:style style:name="P89" style:family="paragraph" style:parent-style-name="Text_20_body" style:list-style-name="L10">
      <style:text-properties officeooo:rsid="44ed994e" officeooo:paragraph-rsid="44ed994e"/>
    </style:style>
    <style:style style:name="P90" style:family="paragraph" style:parent-style-name="Text_20_body" style:list-style-name="L10">
      <style:text-properties officeooo:rsid="44ee1dce" officeooo:paragraph-rsid="44ee1dce"/>
    </style:style>
    <style:style style:name="P91" style:family="paragraph" style:parent-style-name="Text_20_body" style:list-style-name="L10">
      <style:text-properties fo:language="cs" fo:country="CZ" officeooo:rsid="44f06355" officeooo:paragraph-rsid="44f06355"/>
    </style:style>
    <style:style style:name="P92" style:family="paragraph" style:parent-style-name="Text_20_body" style:list-style-name="L11">
      <style:text-properties officeooo:paragraph-rsid="44f1618a"/>
    </style:style>
    <style:style style:name="P93" style:family="paragraph" style:parent-style-name="Text_20_body" style:list-style-name="L11">
      <style:text-properties officeooo:rsid="44c90bb5" officeooo:paragraph-rsid="44c90bb5"/>
    </style:style>
    <style:style style:name="P94" style:family="paragraph" style:parent-style-name="Text_20_body" style:list-style-name="L11">
      <style:text-properties officeooo:rsid="44dfa642" officeooo:paragraph-rsid="44dfa642"/>
    </style:style>
    <style:style style:name="P95" style:family="paragraph" style:parent-style-name="Text_20_body" style:list-style-name="L14">
      <style:text-properties officeooo:rsid="44dfbbb9" officeooo:paragraph-rsid="44dfbbb9"/>
    </style:style>
    <style:style style:name="P96" style:family="paragraph" style:parent-style-name="Text_20_body" style:list-style-name="L16">
      <style:text-properties officeooo:paragraph-rsid="457f82fb"/>
    </style:style>
    <style:style style:name="P97" style:family="paragraph" style:parent-style-name="Text_20_body" style:list-style-name="L16">
      <style:text-properties officeooo:rsid="457fa2ff" officeooo:paragraph-rsid="457fa2ff"/>
    </style:style>
    <style:style style:name="P98" style:family="paragraph" style:parent-style-name="Text_20_body" style:list-style-name="L17">
      <style:text-properties officeooo:rsid="4588b715" officeooo:paragraph-rsid="4588b715"/>
    </style:style>
    <style:style style:name="P99" style:family="paragraph" style:parent-style-name="Text_20_body">
      <style:text-properties officeooo:rsid="4588b715" officeooo:paragraph-rsid="4588b715"/>
    </style:style>
    <style:style style:name="P100" style:family="paragraph" style:parent-style-name="Text_20_body" style:list-style-name="L17">
      <style:text-properties officeooo:rsid="4589fbf6" officeooo:paragraph-rsid="4589fbf6"/>
    </style:style>
    <style:style style:name="P101" style:family="paragraph" style:parent-style-name="Text_20_body" style:list-style-name="L18">
      <style:text-properties officeooo:paragraph-rsid="458c8480"/>
    </style:style>
    <style:style style:name="P102" style:family="paragraph" style:parent-style-name="Text_20_body" style:list-style-name="L18">
      <style:text-properties officeooo:rsid="458d9c32" officeooo:paragraph-rsid="458d9c32"/>
    </style:style>
    <style:style style:name="P103" style:family="paragraph" style:parent-style-name="Text_20_body" style:list-style-name="L19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104" style:family="paragraph" style:parent-style-name="Text_20_body" style:list-style-name="L19">
      <style:paragraph-properties fo:orphans="2" fo:widows="2"/>
      <style:text-properties officeooo:paragraph-rsid="44d40c2b"/>
    </style:style>
    <style:style style:name="P105" style:family="paragraph" style:parent-style-name="Text_20_body" style:list-style-name="L20">
      <style:paragraph-properties fo:orphans="2" fo:widows="2"/>
      <style:text-properties officeooo:rsid="45856b88" officeooo:paragraph-rsid="45856b88"/>
    </style:style>
    <style:style style:name="P106" style:family="paragraph" style:parent-style-name="Text_20_body">
      <style:paragraph-properties fo:orphans="2" fo:widows="2"/>
      <style:text-properties officeooo:rsid="45856b88" officeooo:paragraph-rsid="45856b88"/>
    </style:style>
    <style:style style:name="P107" style:family="paragraph" style:parent-style-name="Text_20_body" style:list-style-name="L21">
      <style:text-properties officeooo:rsid="44caaa38" officeooo:paragraph-rsid="44caaa38"/>
    </style:style>
    <style:style style:name="P108" style:family="paragraph" style:parent-style-name="Text_20_body" style:list-style-name="L21">
      <style:text-properties officeooo:rsid="4537b191" officeooo:paragraph-rsid="4537b191"/>
    </style:style>
    <style:style style:name="P109" style:family="paragraph" style:parent-style-name="Text_20_body" style:list-style-name="L22">
      <style:text-properties officeooo:paragraph-rsid="4517afe6"/>
    </style:style>
    <style:style style:name="P110" style:family="paragraph" style:parent-style-name="Text_20_body" style:list-style-name="L22">
      <style:text-properties officeooo:paragraph-rsid="45dac3e4"/>
    </style:style>
    <style:style style:name="P111" style:family="paragraph" style:parent-style-name="Text_20_body" style:list-style-name="L22">
      <style:text-properties officeooo:rsid="4517afe6" officeooo:paragraph-rsid="4517afe6"/>
    </style:style>
    <style:style style:name="P112" style:family="paragraph" style:parent-style-name="Text_20_body" style:list-style-name="L22">
      <style:text-properties officeooo:rsid="4517afe6" officeooo:paragraph-rsid="45dac3e4"/>
    </style:style>
    <style:style style:name="P113" style:family="paragraph" style:parent-style-name="Text_20_body">
      <style:text-properties officeooo:rsid="4517afe6" officeooo:paragraph-rsid="4517afe6"/>
    </style:style>
    <style:style style:name="P114" style:family="paragraph" style:parent-style-name="Text_20_body" style:list-style-name="L22">
      <style:text-properties officeooo:rsid="4517d8b9" officeooo:paragraph-rsid="4517d8b9"/>
    </style:style>
    <style:style style:name="P115" style:family="paragraph" style:parent-style-name="Text_20_body" style:list-style-name="L22">
      <style:text-properties officeooo:rsid="4517d8b9" officeooo:paragraph-rsid="45dac3e4"/>
    </style:style>
    <style:style style:name="P116" style:family="paragraph" style:parent-style-name="Text_20_body" style:list-style-name="L22">
      <style:text-properties officeooo:rsid="4518b291" officeooo:paragraph-rsid="4518b291"/>
    </style:style>
    <style:style style:name="P117" style:family="paragraph" style:parent-style-name="Text_20_body" style:list-style-name="L22">
      <style:text-properties officeooo:rsid="4518b291" officeooo:paragraph-rsid="45dac3e4"/>
    </style:style>
    <style:style style:name="P118" style:family="paragraph" style:parent-style-name="Text_20_body" style:list-style-name="L22">
      <style:text-properties officeooo:rsid="45193cec" officeooo:paragraph-rsid="45193cec"/>
    </style:style>
    <style:style style:name="P119" style:family="paragraph" style:parent-style-name="Text_20_body" style:list-style-name="L22">
      <style:text-properties officeooo:rsid="45193cec" officeooo:paragraph-rsid="45dac3e4"/>
    </style:style>
    <style:style style:name="P120" style:family="paragraph" style:parent-style-name="Text_20_body" style:list-style-name="L22">
      <style:text-properties officeooo:rsid="451a34d6" officeooo:paragraph-rsid="451a34d6"/>
    </style:style>
    <style:style style:name="P121" style:family="paragraph" style:parent-style-name="Text_20_body" style:list-style-name="L22">
      <style:text-properties officeooo:rsid="451a34d6" officeooo:paragraph-rsid="45dac3e4"/>
    </style:style>
    <style:style style:name="P122" style:family="paragraph" style:parent-style-name="Text_20_body" style:list-style-name="L22">
      <style:text-properties officeooo:rsid="451b39d7" officeooo:paragraph-rsid="451b39d7"/>
    </style:style>
    <style:style style:name="P123" style:family="paragraph" style:parent-style-name="Text_20_body" style:list-style-name="L22">
      <style:text-properties officeooo:rsid="451b39d7" officeooo:paragraph-rsid="45dac3e4"/>
    </style:style>
    <style:style style:name="P124" style:family="paragraph" style:parent-style-name="Text_20_body" style:list-style-name="L22">
      <style:text-properties officeooo:rsid="451c5aa2" officeooo:paragraph-rsid="451c5aa2"/>
    </style:style>
    <style:style style:name="P125" style:family="paragraph" style:parent-style-name="Text_20_body" style:list-style-name="L22">
      <style:text-properties officeooo:rsid="451c5aa2" officeooo:paragraph-rsid="45dac3e4"/>
    </style:style>
    <style:style style:name="P126" style:family="paragraph" style:parent-style-name="Text_20_body" style:list-style-name="L24">
      <style:text-properties officeooo:rsid="4571d8c9" officeooo:paragraph-rsid="4571d8c9"/>
    </style:style>
    <style:style style:name="P127" style:family="paragraph" style:parent-style-name="Text_20_body" style:list-style-name="L24">
      <style:text-properties officeooo:rsid="4578589d" officeooo:paragraph-rsid="4578589d"/>
    </style:style>
    <style:style style:name="P128" style:family="paragraph" style:parent-style-name="Text_20_body">
      <style:text-properties officeooo:rsid="4578589d" officeooo:paragraph-rsid="4578589d"/>
    </style:style>
    <style:style style:name="P129" style:family="paragraph" style:parent-style-name="Text_20_body" style:list-style-name="L25">
      <style:text-properties officeooo:paragraph-rsid="45daaa34"/>
    </style:style>
    <style:style style:name="P130" style:family="paragraph" style:parent-style-name="Text_20_body">
      <style:text-properties officeooo:rsid="45f1e451" officeooo:paragraph-rsid="45f1e451"/>
    </style:style>
    <style:style style:name="P131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132" style:family="paragraph" style:parent-style-name="Text_20_body">
      <style:paragraph-properties fo:text-align="center" style:justify-single-word="false"/>
      <style:text-properties officeooo:paragraph-rsid="0ce719f8"/>
    </style:style>
    <style:style style:name="P133" style:family="paragraph" style:parent-style-name="Text_20_body">
      <style:text-properties officeooo:rsid="458161c7" officeooo:paragraph-rsid="458161c7"/>
    </style:style>
    <style:style style:name="P134" style:family="paragraph" style:parent-style-name="Text_20_body">
      <style:text-properties officeooo:rsid="45826e06" officeooo:paragraph-rsid="45826e06"/>
    </style:style>
    <style:style style:name="P135" style:family="paragraph" style:parent-style-name="Text_20_body">
      <style:text-properties officeooo:rsid="458395ef" officeooo:paragraph-rsid="458395ef"/>
    </style:style>
    <style:style style:name="P136" style:family="paragraph" style:parent-style-name="Text_20_body">
      <style:text-properties officeooo:rsid="450a4e84" officeooo:paragraph-rsid="450a4e84"/>
    </style:style>
    <style:style style:name="P137" style:family="paragraph" style:parent-style-name="Text_20_body">
      <style:text-properties officeooo:rsid="450a7f3e" officeooo:paragraph-rsid="450a7f3e"/>
    </style:style>
    <style:style style:name="P138" style:family="paragraph" style:parent-style-name="Text_20_body">
      <style:text-properties officeooo:rsid="451d0652" officeooo:paragraph-rsid="451d0652"/>
    </style:style>
    <style:style style:name="P139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140" style:family="paragraph" style:parent-style-name="Text_20_body">
      <style:text-properties fo:font-style="italic" officeooo:rsid="45703752" officeooo:paragraph-rsid="45703752" style:font-style-asian="italic" style:font-style-complex="italic"/>
    </style:style>
    <style:style style:name="P141" style:family="paragraph" style:parent-style-name="Text_20_body">
      <style:text-properties fo:font-style="italic" officeooo:rsid="4523e8a8" officeooo:paragraph-rsid="4523e8a8" style:font-style-asian="italic" style:font-style-complex="italic"/>
    </style:style>
    <style:style style:name="P142" style:family="paragraph" style:parent-style-name="Text_20_body">
      <style:text-properties fo:font-style="italic" officeooo:rsid="4549eb5b" officeooo:paragraph-rsid="4549eb5b" style:font-style-asian="italic" style:font-style-complex="italic"/>
    </style:style>
    <style:style style:name="P143" style:family="paragraph" style:parent-style-name="Text_20_body">
      <style:text-properties fo:font-style="italic" officeooo:rsid="45456065" officeooo:paragraph-rsid="45d0266f" style:font-style-asian="italic" style:font-style-complex="italic"/>
    </style:style>
    <style:style style:name="P144" style:family="paragraph" style:parent-style-name="Text_20_body">
      <style:text-properties fo:font-style="italic" officeooo:rsid="45bb708a" officeooo:paragraph-rsid="45bb708a" style:font-style-asian="italic" style:font-style-complex="italic"/>
    </style:style>
    <style:style style:name="P145" style:family="paragraph" style:parent-style-name="Text_20_body">
      <style:text-properties officeooo:paragraph-rsid="44bcafe2"/>
    </style:style>
    <style:style style:name="P146" style:family="paragraph" style:parent-style-name="Text_20_body">
      <style:text-properties officeooo:rsid="44bcb31e" officeooo:paragraph-rsid="44bcb31e"/>
    </style:style>
    <style:style style:name="P147" style:family="paragraph" style:parent-style-name="Text_20_body">
      <style:text-properties officeooo:rsid="44bcafe2" officeooo:paragraph-rsid="44dde692"/>
    </style:style>
    <style:style style:name="P148" style:family="paragraph" style:parent-style-name="Text_20_body">
      <style:text-properties officeooo:rsid="44c275f4" officeooo:paragraph-rsid="44c275f4"/>
    </style:style>
    <style:style style:name="P149" style:family="paragraph" style:parent-style-name="Text_20_body">
      <style:text-properties officeooo:paragraph-rsid="44c71210"/>
    </style:style>
    <style:style style:name="P150" style:family="paragraph" style:parent-style-name="Text_20_body">
      <style:text-properties officeooo:rsid="44d761fb" officeooo:paragraph-rsid="44d761fb"/>
    </style:style>
    <style:style style:name="P151" style:family="paragraph" style:parent-style-name="Text_20_body">
      <style:text-properties officeooo:rsid="45bf1da3" officeooo:paragraph-rsid="45bf1da3"/>
    </style:style>
    <style:style style:name="P152" style:family="paragraph" style:parent-style-name="Text_20_body">
      <style:text-properties officeooo:rsid="457f82fb" officeooo:paragraph-rsid="457f82fb"/>
    </style:style>
    <style:style style:name="P153" style:family="paragraph" style:parent-style-name="Text_20_body">
      <style:text-properties officeooo:rsid="458b3678" officeooo:paragraph-rsid="458b3678"/>
    </style:style>
    <style:style style:name="P154" style:family="paragraph" style:parent-style-name="Text_20_body">
      <style:text-properties officeooo:rsid="458ffa75" officeooo:paragraph-rsid="458ffa75"/>
    </style:style>
    <style:style style:name="P155" style:family="paragraph" style:parent-style-name="Text_20_body">
      <style:text-properties officeooo:rsid="44d40c2b" officeooo:paragraph-rsid="44d40c2b"/>
    </style:style>
    <style:style style:name="P156" style:family="paragraph" style:parent-style-name="Text_20_body">
      <style:text-properties officeooo:rsid="454502c7" officeooo:paragraph-rsid="454502c7"/>
    </style:style>
    <style:style style:name="P157" style:family="paragraph" style:parent-style-name="Text_20_body">
      <style:text-properties officeooo:rsid="456baaa8" officeooo:paragraph-rsid="456baaa8"/>
    </style:style>
    <style:style style:name="P158" style:family="paragraph" style:parent-style-name="Text_20_body">
      <style:text-properties officeooo:paragraph-rsid="450d2fc9"/>
    </style:style>
    <style:style style:name="P159" style:family="paragraph" style:parent-style-name="Text_20_body">
      <style:text-properties officeooo:rsid="45169e5c" officeooo:paragraph-rsid="45169e5c"/>
    </style:style>
    <style:style style:name="P160" style:family="paragraph" style:parent-style-name="Text_20_body">
      <style:text-properties fo:font-style="normal" officeooo:rsid="45df761a" officeooo:paragraph-rsid="45df761a" style:font-style-asian="normal" style:font-style-complex="normal"/>
    </style:style>
    <style:style style:name="P161" style:family="paragraph" style:parent-style-name="Text_20_body">
      <style:text-properties fo:font-style="normal" officeooo:rsid="45ddc334" officeooo:paragraph-rsid="45ddc334" style:font-style-asian="normal" style:font-style-complex="normal"/>
    </style:style>
    <style:style style:name="P162" style:family="paragraph" style:parent-style-name="Text_20_body">
      <style:text-properties officeooo:paragraph-rsid="45df761a"/>
    </style:style>
    <style:style style:name="P163" style:family="paragraph" style:parent-style-name="Text_20_body">
      <style:text-properties officeooo:paragraph-rsid="451ed44b"/>
    </style:style>
    <style:style style:name="P164" style:family="paragraph" style:parent-style-name="Text_20_body">
      <style:text-properties officeooo:rsid="451f1228" officeooo:paragraph-rsid="451f1228"/>
    </style:style>
    <style:style style:name="P165" style:family="paragraph" style:parent-style-name="Text_20_body">
      <style:text-properties officeooo:rsid="4520b071" officeooo:paragraph-rsid="4520b071"/>
    </style:style>
    <style:style style:name="P166" style:family="paragraph" style:parent-style-name="Text_20_body">
      <style:text-properties officeooo:paragraph-rsid="4522128f"/>
    </style:style>
    <style:style style:name="P167" style:family="paragraph" style:parent-style-name="Text_20_body">
      <style:text-properties officeooo:rsid="45ad7f4d" officeooo:paragraph-rsid="45ad7f4d"/>
    </style:style>
    <style:style style:name="P168" style:family="paragraph" style:parent-style-name="Text_20_body">
      <style:text-properties officeooo:paragraph-rsid="45245913"/>
    </style:style>
    <style:style style:name="P169" style:family="paragraph" style:parent-style-name="Text_20_body">
      <style:text-properties officeooo:rsid="4526485d" officeooo:paragraph-rsid="4526485d"/>
    </style:style>
    <style:style style:name="P170" style:family="paragraph" style:parent-style-name="Text_20_body">
      <style:text-properties officeooo:paragraph-rsid="45282124"/>
    </style:style>
    <style:style style:name="P171" style:family="paragraph" style:parent-style-name="Text_20_body">
      <style:text-properties officeooo:paragraph-rsid="4529a801"/>
    </style:style>
    <style:style style:name="P172" style:family="paragraph" style:parent-style-name="Text_20_body">
      <style:text-properties officeooo:rsid="4531029d" officeooo:paragraph-rsid="4531029d"/>
    </style:style>
    <style:style style:name="P173" style:family="paragraph" style:parent-style-name="Text_20_body">
      <style:text-properties officeooo:rsid="452cabc7" officeooo:paragraph-rsid="452cabc7"/>
    </style:style>
    <style:style style:name="P174" style:family="paragraph" style:parent-style-name="Text_20_body">
      <style:text-properties officeooo:rsid="452e4991" officeooo:paragraph-rsid="452e4991"/>
    </style:style>
    <style:style style:name="P175" style:family="paragraph" style:parent-style-name="Text_20_body">
      <style:text-properties officeooo:rsid="453a4595" officeooo:paragraph-rsid="453a4595"/>
    </style:style>
    <style:style style:name="P176" style:family="paragraph" style:parent-style-name="Text_20_body">
      <style:text-properties officeooo:rsid="453efe39" officeooo:paragraph-rsid="453efe39"/>
    </style:style>
    <style:style style:name="P177" style:family="paragraph" style:parent-style-name="Text_20_body">
      <style:text-properties officeooo:rsid="45c10773" officeooo:paragraph-rsid="45c10773"/>
    </style:style>
    <style:style style:name="P178" style:family="paragraph" style:parent-style-name="Text_20_body">
      <style:text-properties officeooo:rsid="4558e3a5" officeooo:paragraph-rsid="453a4595"/>
    </style:style>
    <style:style style:name="P179" style:family="paragraph" style:parent-style-name="Text_20_body">
      <style:text-properties officeooo:rsid="45a71ae5" officeooo:paragraph-rsid="45a71ae5"/>
    </style:style>
    <style:style style:name="P180" style:family="paragraph" style:parent-style-name="Text_20_body">
      <style:text-properties officeooo:rsid="4540abf8" officeooo:paragraph-rsid="4540abf8"/>
    </style:style>
    <style:style style:name="P181" style:family="paragraph" style:parent-style-name="Text_20_body">
      <style:text-properties officeooo:paragraph-rsid="45ace443"/>
    </style:style>
    <style:style style:name="P182" style:family="paragraph" style:parent-style-name="Text_20_body">
      <style:text-properties officeooo:rsid="45c8e11d" officeooo:paragraph-rsid="45c8e11d"/>
    </style:style>
    <style:style style:name="P183" style:family="paragraph" style:parent-style-name="Text_20_body">
      <style:text-properties officeooo:rsid="45456065" officeooo:paragraph-rsid="45456065"/>
    </style:style>
    <style:style style:name="P184" style:family="paragraph" style:parent-style-name="Text_20_body">
      <style:text-properties officeooo:paragraph-rsid="454b018c"/>
    </style:style>
    <style:style style:name="P185" style:family="paragraph" style:parent-style-name="Text_20_body">
      <style:text-properties officeooo:rsid="45a9e694" officeooo:paragraph-rsid="45abc8dc"/>
    </style:style>
    <style:style style:name="P186" style:family="paragraph" style:parent-style-name="Text_20_body">
      <style:text-properties officeooo:rsid="45a9e694" officeooo:paragraph-rsid="45a9e694"/>
    </style:style>
    <style:style style:name="P187" style:family="paragraph" style:parent-style-name="Text_20_body">
      <style:text-properties officeooo:paragraph-rsid="455c1839"/>
    </style:style>
    <style:style style:name="P188" style:family="paragraph" style:parent-style-name="Text_20_body">
      <style:text-properties officeooo:paragraph-rsid="455ad56b"/>
    </style:style>
    <style:style style:name="P189" style:family="paragraph" style:parent-style-name="Text_20_body">
      <style:text-properties officeooo:paragraph-rsid="455ec500"/>
    </style:style>
    <style:style style:name="P190" style:family="paragraph" style:parent-style-name="Text_20_body">
      <style:text-properties officeooo:rsid="455ee10c" officeooo:paragraph-rsid="455ee10c"/>
    </style:style>
    <style:style style:name="P191" style:family="paragraph" style:parent-style-name="Text_20_body">
      <style:text-properties officeooo:rsid="455ee10c" officeooo:paragraph-rsid="456ba143"/>
    </style:style>
    <style:style style:name="P192" style:family="paragraph" style:parent-style-name="Text_20_body">
      <style:text-properties officeooo:paragraph-rsid="455ee10c"/>
    </style:style>
    <style:style style:name="P193" style:family="paragraph" style:parent-style-name="Text_20_body">
      <style:text-properties officeooo:rsid="4564acac" officeooo:paragraph-rsid="4564acac"/>
    </style:style>
    <style:style style:name="P194" style:family="paragraph" style:parent-style-name="Text_20_body">
      <style:text-properties officeooo:rsid="457b8661" officeooo:paragraph-rsid="457b8661"/>
    </style:style>
    <style:style style:name="P195" style:family="paragraph" style:parent-style-name="Text_20_body">
      <style:text-properties officeooo:rsid="457468d3" officeooo:paragraph-rsid="457468d3"/>
    </style:style>
    <style:style style:name="P196" style:family="paragraph" style:parent-style-name="Text_20_body">
      <style:text-properties officeooo:paragraph-rsid="4567cfa3"/>
    </style:style>
    <style:style style:name="P197" style:family="paragraph" style:parent-style-name="Text_20_body">
      <style:text-properties officeooo:paragraph-rsid="459e6d60"/>
    </style:style>
    <style:style style:name="P198" style:family="paragraph" style:parent-style-name="Text_20_body">
      <style:text-properties officeooo:rsid="4567cfa3" officeooo:paragraph-rsid="4567cfa3"/>
    </style:style>
    <style:style style:name="P199" style:family="paragraph" style:parent-style-name="Text_20_body">
      <style:text-properties officeooo:rsid="45a0181f" officeooo:paragraph-rsid="45a0181f"/>
    </style:style>
    <style:style style:name="P200" style:family="paragraph" style:parent-style-name="Text_20_body">
      <style:text-properties officeooo:paragraph-rsid="4599cc98"/>
    </style:style>
    <style:style style:name="P201" style:family="paragraph" style:parent-style-name="Text_20_body">
      <style:text-properties officeooo:rsid="45665846" officeooo:paragraph-rsid="45665846"/>
    </style:style>
    <style:style style:name="P202" style:family="paragraph" style:parent-style-name="Text_20_body">
      <style:text-properties officeooo:rsid="45bb708a" officeooo:paragraph-rsid="45bb708a"/>
    </style:style>
    <style:style style:name="P203" style:family="paragraph" style:parent-style-name="Text_20_body">
      <style:text-properties officeooo:rsid="45bb708a" officeooo:paragraph-rsid="45bf1da3"/>
    </style:style>
    <style:style style:name="P204" style:family="paragraph" style:parent-style-name="Text_20_body">
      <style:text-properties officeooo:paragraph-rsid="45bb708a"/>
    </style:style>
    <style:style style:name="P205" style:family="paragraph" style:parent-style-name="Text_20_body">
      <style:text-properties officeooo:paragraph-rsid="45d700c4"/>
    </style:style>
    <style:style style:name="P206" style:family="paragraph" style:parent-style-name="Text_20_body">
      <style:text-properties officeooo:rsid="45d700c4" officeooo:paragraph-rsid="45d700c4"/>
    </style:style>
    <style:style style:name="P207" style:family="paragraph" style:parent-style-name="Text_20_body">
      <style:text-properties officeooo:rsid="45bc6ad7" officeooo:paragraph-rsid="45bc6ad7"/>
    </style:style>
    <style:style style:name="P208" style:family="paragraph" style:parent-style-name="Text_20_body">
      <style:text-properties officeooo:rsid="45dcf657" officeooo:paragraph-rsid="45dcf657"/>
    </style:style>
    <style:style style:name="P209" style:family="paragraph" style:parent-style-name="Text_20_body">
      <style:text-properties officeooo:paragraph-rsid="45ddc334"/>
    </style:style>
    <style:style style:name="P210" style:family="paragraph" style:parent-style-name="Text_20_body">
      <style:text-properties officeooo:paragraph-rsid="45e5dd32"/>
    </style:style>
    <style:style style:name="P211" style:family="paragraph" style:parent-style-name="Text_20_body">
      <style:text-properties officeooo:rsid="45e6a4dd" officeooo:paragraph-rsid="45e6a4dd"/>
    </style:style>
    <style:style style:name="P212" style:family="paragraph" style:parent-style-name="Text_20_body">
      <style:text-properties officeooo:rsid="45e6a4dd" officeooo:paragraph-rsid="45e8f53c"/>
    </style:style>
    <style:style style:name="P213" style:family="paragraph" style:parent-style-name="Text_20_body">
      <style:text-properties officeooo:rsid="45e6a4dd" officeooo:paragraph-rsid="45ecb739"/>
    </style:style>
    <style:style style:name="P214" style:family="paragraph" style:parent-style-name="Text_20_body">
      <style:text-properties officeooo:rsid="45e6a4dd" officeooo:paragraph-rsid="45ef8012"/>
    </style:style>
    <style:style style:name="P215" style:family="paragraph" style:parent-style-name="Text_20_body">
      <style:text-properties officeooo:rsid="45e6a4dd" officeooo:paragraph-rsid="45f1e451"/>
    </style:style>
    <style:style style:name="P216" style:family="paragraph" style:parent-style-name="Text_20_body">
      <style:text-properties officeooo:rsid="45e6a4dd" officeooo:paragraph-rsid="45f4459c"/>
    </style:style>
    <style:style style:name="P217" style:family="paragraph" style:parent-style-name="Text_20_body">
      <style:text-properties officeooo:rsid="45e6a4dd" officeooo:paragraph-rsid="45f60231"/>
    </style:style>
    <style:style style:name="P218" style:family="paragraph" style:parent-style-name="Text_20_body">
      <style:text-properties officeooo:rsid="45e6a4dd" officeooo:paragraph-rsid="45f7a84e"/>
    </style:style>
    <style:style style:name="P219" style:family="paragraph" style:parent-style-name="Text_20_body">
      <style:text-properties officeooo:rsid="45e6a4dd" officeooo:paragraph-rsid="45f9e1ac"/>
    </style:style>
    <style:style style:name="P220" style:family="paragraph" style:parent-style-name="Text_20_body">
      <style:text-properties officeooo:rsid="45e6a4dd" officeooo:paragraph-rsid="45fc106f"/>
    </style:style>
    <style:style style:name="P221" style:family="paragraph" style:parent-style-name="Text_20_body">
      <style:text-properties officeooo:rsid="45e6a4dd" officeooo:paragraph-rsid="45fc429d"/>
    </style:style>
    <style:style style:name="P222" style:family="paragraph" style:parent-style-name="Text_20_body">
      <style:text-properties officeooo:rsid="45e8f53c" officeooo:paragraph-rsid="45e8f53c"/>
    </style:style>
    <style:style style:name="P223" style:family="paragraph" style:parent-style-name="Text_20_body">
      <style:text-properties officeooo:rsid="45ecb739" officeooo:paragraph-rsid="45ecb739"/>
    </style:style>
    <style:style style:name="P224" style:family="paragraph" style:parent-style-name="Text_20_body">
      <style:text-properties officeooo:rsid="45f283c0" officeooo:paragraph-rsid="45f283c0"/>
    </style:style>
    <style:style style:name="P225" style:family="paragraph" style:parent-style-name="Text_20_body">
      <style:text-properties officeooo:rsid="45f55f3b" officeooo:paragraph-rsid="45f55f3b"/>
    </style:style>
    <style:style style:name="P226" style:family="paragraph" style:parent-style-name="Text_20_body">
      <style:text-properties officeooo:rsid="45f99b12" officeooo:paragraph-rsid="45f99b12"/>
    </style:style>
    <style:style style:name="P227" style:family="paragraph" style:parent-style-name="Text_20_body">
      <style:text-properties officeooo:rsid="45feeb3f" officeooo:paragraph-rsid="45feeb3f"/>
    </style:style>
    <style:style style:name="P228" style:family="paragraph" style:parent-style-name="Text_20_body">
      <style:text-properties officeooo:rsid="45ffbd8c" officeooo:paragraph-rsid="45ffbd8c"/>
    </style:style>
    <style:style style:name="P229" style:family="paragraph" style:parent-style-name="Text_20_body">
      <style:text-properties officeooo:rsid="46012fcc" officeooo:paragraph-rsid="46012fcc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fo:font-variant="normal" fo:text-transform="none" fo:color="#333333" style:font-name="CharisSILW" fo:font-size="9pt" fo:letter-spacing="normal" fo:font-style="normal" fo:font-weight="normal" officeooo:rsid="45869e7b"/>
    </style:style>
    <style:style style:name="T3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50d2f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514ae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529a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54b01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55367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normal" officeooo:rsid="455ad5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" fo:font-size="10pt" fo:letter-spacing="0.004cm" fo:language="cs" fo:country="CZ" fo:font-style="normal" officeooo:rsid="455ee1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10pt" fo:letter-spacing="0.004cm" fo:language="cs" fo:country="CZ" fo:font-style="normal" officeooo:rsid="4567cf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" fo:font-size="10pt" fo:letter-spacing="0.004cm" fo:language="cs" fo:country="CZ" fo:font-style="normal" officeooo:rsid="457f82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" fo:font-size="10pt" fo:letter-spacing="0.004cm" fo:language="cs" fo:country="CZ" fo:font-style="normal" officeooo:rsid="458778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" fo:font-size="10pt" fo:letter-spacing="0.004cm" fo:language="cs" fo:country="CZ" fo:font-style="normal" officeooo:rsid="458d9c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" fo:font-size="10pt" fo:letter-spacing="0.004cm" fo:language="cs" fo:country="CZ" fo:font-style="normal" officeooo:rsid="458ecf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" fo:font-size="10pt" fo:letter-spacing="0.004cm" fo:language="cs" fo:country="CZ" fo:font-style="normal" officeooo:rsid="42bee92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" fo:font-size="10pt" fo:letter-spacing="0.004cm" fo:language="cs" fo:country="CZ" fo:font-style="normal" officeooo:rsid="459891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" fo:font-size="10pt" fo:letter-spacing="0.004cm" fo:language="cs" fo:country="CZ" fo:font-style="normal" officeooo:rsid="45a0181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style:font-name="Georgia" fo:font-size="10pt" fo:letter-spacing="0.004cm" fo:language="cs" fo:country="CZ" fo:font-style="normal" officeooo:rsid="45a34b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font-name="Georgia" fo:font-size="10pt" fo:letter-spacing="0.004cm" fo:language="cs" fo:country="CZ" fo:font-style="normal" officeooo:rsid="455ec5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" style:family="text">
      <style:text-properties style:use-window-font-color="true" style:font-name="Georgia" fo:font-size="10pt" fo:letter-spacing="0.004cm" fo:language="cs" fo:country="CZ" fo:font-style="normal" officeooo:rsid="45a5f9a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5a6be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style:use-window-font-color="true" style:font-name="Georgia" fo:font-size="10pt" fo:letter-spacing="0.004cm" fo:language="cs" fo:country="CZ" fo:font-style="normal" officeooo:rsid="45a9e69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" style:family="text">
      <style:text-properties style:use-window-font-color="true" style:font-name="Georgia" fo:font-size="10pt" fo:letter-spacing="0.004cm" fo:language="cs" fo:country="CZ" fo:font-style="normal" officeooo:rsid="45aa40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" style:family="text">
      <style:text-properties style:use-window-font-color="true" style:font-name="Georgia" fo:font-size="10pt" fo:letter-spacing="0.004cm" fo:language="cs" fo:country="CZ" fo:font-style="normal" officeooo:rsid="455c18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" style:family="text">
      <style:text-properties style:use-window-font-color="true" style:font-name="Georgia" fo:font-size="10pt" fo:letter-spacing="0.004cm" fo:language="cs" fo:country="CZ" fo:font-style="normal" officeooo:rsid="45abc8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" style:family="text">
      <style:text-properties style:use-window-font-color="true" style:font-name="Georgia" fo:font-size="10pt" fo:letter-spacing="0.004cm" fo:language="cs" fo:country="CZ" fo:font-style="normal" officeooo:rsid="45ace44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" style:family="text">
      <style:text-properties style:use-window-font-color="true" style:font-name="Georgia" fo:font-size="10pt" fo:letter-spacing="0.004cm" fo:language="cs" fo:country="CZ" fo:font-style="normal" officeooo:rsid="45245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" style:family="text">
      <style:text-properties style:use-window-font-color="true" style:font-name="Georgia" fo:font-size="10pt" fo:letter-spacing="0.004cm" fo:language="cs" fo:country="CZ" fo:font-style="normal" officeooo:rsid="45ad7f4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" style:family="text">
      <style:text-properties style:use-window-font-color="true" style:font-name="Georgia" fo:font-size="10pt" fo:letter-spacing="0.004cm" fo:language="cs" fo:country="CZ" fo:font-style="normal" officeooo:rsid="45b5907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" style:family="text">
      <style:text-properties style:use-window-font-color="true" style:font-name="Georgia" fo:font-size="10pt" fo:letter-spacing="0.004cm" fo:language="cs" fo:country="CZ" fo:font-style="normal" officeooo:rsid="452821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" style:family="text">
      <style:text-properties style:use-window-font-color="true" style:font-name="Georgia" fo:font-size="10pt" fo:letter-spacing="0.004cm" fo:language="cs" fo:country="CZ" fo:font-style="normal" officeooo:rsid="45c6ca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" style:family="text">
      <style:text-properties style:use-window-font-color="true" style:font-name="Georgia" fo:font-size="10pt" fo:letter-spacing="0.004cm" fo:language="cs" fo:country="CZ" fo:font-style="normal" officeooo:rsid="45d539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" style:family="text">
      <style:text-properties style:use-window-font-color="true" style:font-name="Georgia" fo:font-size="10pt" fo:letter-spacing="0.004cm" fo:language="cs" fo:country="CZ" fo:font-style="normal" officeooo:rsid="45bf1d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" style:family="text">
      <style:text-properties style:use-window-font-color="true" style:font-name="Georgia" fo:font-size="10pt" fo:letter-spacing="0.004cm" fo:language="cs" fo:country="CZ" fo:font-style="normal" officeooo:rsid="45bb70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" style:family="text">
      <style:text-properties style:use-window-font-color="true" style:font-name="Georgia" fo:font-size="10pt" fo:letter-spacing="0.004cm" fo:language="cs" fo:country="CZ" fo:font-style="normal" officeooo:rsid="45d700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" style:family="text">
      <style:text-properties style:use-window-font-color="true" style:font-name="Georgia" fo:font-size="10pt" fo:letter-spacing="0.004cm" fo:language="cs" fo:country="CZ" fo:font-style="normal" officeooo:rsid="45dac3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" style:family="text">
      <style:text-properties style:use-window-font-color="true" style:font-name="Georgia" fo:font-size="10pt" fo:letter-spacing="0.004cm" fo:language="cs" fo:country="CZ" fo:font-style="normal" officeooo:rsid="45dde2d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" style:family="text">
      <style:text-properties style:use-window-font-color="true" style:font-name="Georgia" fo:font-size="10pt" fo:letter-spacing="0.004cm" fo:language="cs" fo:country="CZ" fo:font-style="normal" officeooo:rsid="45e1ab8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" style:family="text">
      <style:text-properties style:use-window-font-color="true" style:font-name="Georgia" fo:font-size="10pt" fo:letter-spacing="0.004cm" fo:language="cs" fo:country="CZ" fo:font-style="normal" officeooo:rsid="45e0592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" style:family="text">
      <style:text-properties style:use-window-font-color="true" style:font-name="Georgia" fo:font-size="10pt" fo:letter-spacing="0.004cm" fo:language="cs" fo:country="CZ" fo:font-style="normal" officeooo:rsid="451ed44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" style:family="text">
      <style:text-properties style:use-window-font-color="true" style:font-name="Georgia" fo:font-size="10pt" fo:letter-spacing="0.004cm" fo:language="cs" fo:country="CZ" fo:font-style="normal" officeooo:rsid="45e479a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" style:family="text">
      <style:text-properties style:use-window-font-color="true" style:font-name="Georgia" fo:font-size="10pt" fo:letter-spacing="0.004cm" fo:language="cs" fo:country="CZ" fo:font-style="normal" officeooo:rsid="45e7a8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" style:family="text">
      <style:text-properties style:use-window-font-color="true" style:font-name="Georgia" fo:font-size="10pt" fo:letter-spacing="0.004cm" fo:language="cs" fo:country="CZ" fo:font-style="normal" officeooo:rsid="46012fc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" style:family="text">
      <style:text-properties style:use-window-font-color="true" style:font-name="Georgia" fo:font-size="10pt" fo:letter-spacing="0.004cm" fo:language="cs" fo:country="CZ" fo:font-style="itali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2" style:family="text">
      <style:text-properties style:use-window-font-color="true" style:font-name="Georgia" fo:font-size="10pt" fo:letter-spacing="0.004cm" fo:language="cs" fo:country="CZ" fo:font-style="italic" officeooo:rsid="4514aef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3" style:family="text">
      <style:text-properties style:use-window-font-color="true" style:font-name="Georgia" fo:font-size="10pt" fo:letter-spacing="0.004cm" fo:language="cs" fo:country="CZ" fo:font-style="italic" officeooo:rsid="459e6d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4" style:family="text">
      <style:text-properties style:use-window-font-color="true" style:font-name="Georgia" fo:font-size="10pt" fo:letter-spacing="0.004cm" fo:language="cs" fo:country="CZ" fo:font-style="italic" officeooo:rsid="45a0181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5" style:family="text">
      <style:text-properties style:use-window-font-color="true" style:font-name="Georgia" fo:font-size="10pt" fo:letter-spacing="0.004cm" fo:language="cs" fo:country="CZ" fo:font-style="italic" officeooo:rsid="455ad56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6" style:family="text">
      <style:text-properties style:use-window-font-color="true" style:font-name="Georgia" fo:font-size="10pt" fo:letter-spacing="0.004cm" fo:language="cs" fo:country="CZ" fo:font-style="italic" officeooo:rsid="45c6cae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7" style:family="text">
      <style:text-properties style:use-window-font-color="true" style:font-name="Georgia" fo:font-size="10pt" fo:letter-spacing="0.004cm" fo:language="cs" fo:country="CZ" fo:font-style="italic" officeooo:rsid="45bb708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8" style:family="text">
      <style:text-properties style:use-window-font-color="true" style:font-name="Georgia" fo:font-size="10pt" fo:letter-spacing="0.004cm" fo:language="cs" fo:country="CZ" fo:font-style="italic" officeooo:rsid="45d3f79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9" style:family="text">
      <style:text-properties style:use-window-font-color="true" style:font-name="Georgia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" style:family="text">
      <style:text-properties style:use-window-font-color="true" style:font-name="Georgia" fo:font-size="8.5pt" fo:letter-spacing="0.007cm" fo:language="cs" fo:country="CZ" fo:font-style="normal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1" style:family="text">
      <style:text-properties style:use-window-font-color="true" style:font-name="Georgia" fo:font-size="8.5pt" fo:letter-spacing="0.007cm" fo:language="cs" fo:country="CZ" fo:font-style="normal" officeooo:rsid="42bee92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2" style:family="text">
      <style:text-properties style:use-window-font-color="true" style:font-name="Georgia" fo:font-size="8.5pt" fo:letter-spacing="0.007cm" fo:language="cs" fo:country="CZ" fo:font-style="normal" officeooo:rsid="4557323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3" style:family="text">
      <style:text-properties style:use-window-font-color="true" style:font-name="Georgia" fo:font-size="8.5pt" fo:letter-spacing="0.007cm" fo:language="cs" fo:country="CZ" fo:font-style="normal" officeooo:rsid="4558e3a5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4" style:family="text">
      <style:text-properties style:use-window-font-color="true" style:font-name="Georgia" fo:font-size="8.5pt" fo:letter-spacing="0.007cm" fo:language="cs" fo:country="CZ" fo:font-style="normal" officeooo:rsid="45a892e0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5" style:family="text">
      <style:text-properties style:use-window-font-color="true" officeooo:rsid="4196f96e"/>
    </style:style>
    <style:style style:name="T86" style:family="text">
      <style:text-properties style:use-window-font-color="true" officeooo:rsid="452a1498"/>
    </style:style>
    <style:style style:name="T87" style:family="text">
      <style:text-properties style:use-window-font-color="true" style:font-name="Georgia1" fo:font-size="16pt" fo:letter-spacing="0.004cm" fo:language="cs" fo:country="CZ" fo:font-style="italic" fo:font-weight="bold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88" style:family="text">
      <style:text-properties style:use-window-font-color="true" style:font-name="Georgia1" fo:font-size="16pt" fo:letter-spacing="0.004cm" fo:language="cs" fo:country="CZ" fo:font-style="italic" fo:font-weight="bold" officeooo:rsid="455ad56b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89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6c678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0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aef5f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1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b0a195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2" style:family="text">
      <style:text-properties officeooo:rsid="44bcafe2"/>
    </style:style>
    <style:style style:name="T93" style:family="text">
      <style:text-properties officeooo:rsid="44d4fdeb"/>
    </style:style>
    <style:style style:name="T94" style:family="text">
      <style:text-properties officeooo:rsid="44e8fabe"/>
    </style:style>
    <style:style style:name="T95" style:family="text">
      <style:text-properties officeooo:rsid="44eae54a"/>
    </style:style>
    <style:style style:name="T96" style:family="text">
      <style:text-properties officeooo:rsid="44ed994e"/>
    </style:style>
    <style:style style:name="T97" style:family="text">
      <style:text-properties fo:language="en" fo:country="US"/>
    </style:style>
    <style:style style:name="T98" style:family="text">
      <style:text-properties fo:language="en" fo:country="US" style:language-asian="zxx" style:country-asian="none" style:language-complex="ar" style:country-complex="SA"/>
    </style:style>
    <style:style style:name="T99" style:family="text">
      <style:text-properties officeooo:rsid="44f322d7"/>
    </style:style>
    <style:style style:name="T100" style:family="text">
      <style:text-properties officeooo:rsid="44f3f369"/>
    </style:style>
    <style:style style:name="T101" style:family="text">
      <style:text-properties officeooo:rsid="44f6a9ab"/>
    </style:style>
    <style:style style:name="T102" style:family="text">
      <style:text-properties officeooo:rsid="44faa44e"/>
    </style:style>
    <style:style style:name="T103" style:family="text">
      <style:text-properties officeooo:rsid="44fdb063"/>
    </style:style>
    <style:style style:name="T104" style:family="text">
      <style:text-properties officeooo:rsid="450345d7"/>
    </style:style>
    <style:style style:name="T105" style:family="text">
      <style:text-properties officeooo:rsid="45052c95"/>
    </style:style>
    <style:style style:name="T106" style:family="text">
      <style:text-properties officeooo:rsid="44da05bb"/>
    </style:style>
    <style:style style:name="T107" style:family="text">
      <style:text-properties officeooo:rsid="450ed29c"/>
    </style:style>
    <style:style style:name="T108" style:family="text">
      <style:text-properties officeooo:rsid="4512d12f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officeooo:rsid="4517afe6" style:font-style-asian="italic" style:font-style-complex="italic"/>
    </style:style>
    <style:style style:name="T111" style:family="text">
      <style:text-properties fo:font-style="italic" officeooo:rsid="16077e11" style:font-style-asian="italic" style:font-style-complex="italic"/>
    </style:style>
    <style:style style:name="T112" style:family="text">
      <style:text-properties fo:font-style="italic" officeooo:rsid="16282f48" style:font-style-asian="italic" style:font-style-complex="italic"/>
    </style:style>
    <style:style style:name="T113" style:family="text">
      <style:text-properties fo:font-style="italic" officeooo:rsid="45282124" style:font-style-asian="italic" style:font-style-complex="italic"/>
    </style:style>
    <style:style style:name="T114" style:family="text">
      <style:text-properties fo:font-style="italic" officeooo:rsid="4541a375" style:font-style-asian="italic" style:font-style-complex="italic"/>
    </style:style>
    <style:style style:name="T115" style:family="text">
      <style:text-properties fo:font-style="italic" officeooo:rsid="454b018c" style:font-style-asian="italic" style:font-style-complex="italic"/>
    </style:style>
    <style:style style:name="T116" style:family="text">
      <style:text-properties fo:font-style="italic" officeooo:rsid="459e6d60" style:font-style-asian="italic" style:font-style-complex="italic"/>
    </style:style>
    <style:style style:name="T117" style:family="text">
      <style:text-properties fo:font-style="italic" officeooo:rsid="45bb708a" style:font-style-asian="italic" style:font-style-complex="italic"/>
    </style:style>
    <style:style style:name="T118" style:family="text">
      <style:text-properties fo:font-style="italic" officeooo:rsid="451ed44b" style:font-style-asian="italic" style:font-style-complex="italic"/>
    </style:style>
    <style:style style:name="T119" style:family="text">
      <style:text-properties officeooo:rsid="45170379"/>
    </style:style>
    <style:style style:name="T120" style:family="text">
      <style:text-properties officeooo:rsid="4517afe6"/>
    </style:style>
    <style:style style:name="T121" style:family="text">
      <style:text-properties officeooo:rsid="4517d8b9"/>
    </style:style>
    <style:style style:name="T122" style:family="text">
      <style:text-properties officeooo:rsid="451a34d6"/>
    </style:style>
    <style:style style:name="T123" style:family="text">
      <style:text-properties officeooo:rsid="451d0652"/>
    </style:style>
    <style:style style:name="T124" style:family="text">
      <style:text-properties officeooo:rsid="16077e11"/>
    </style:style>
    <style:style style:name="T125" style:family="text">
      <style:text-properties fo:font-style="normal" officeooo:rsid="16282f48" style:font-style-asian="normal" style:font-style-complex="normal"/>
    </style:style>
    <style:style style:name="T126" style:family="text">
      <style:text-properties fo:font-style="normal" officeooo:rsid="4522128f" style:font-style-asian="normal" style:font-style-complex="normal"/>
    </style:style>
    <style:style style:name="T127" style:family="text">
      <style:text-properties fo:font-style="normal" officeooo:rsid="45ddc334" style:font-style-asian="normal" style:font-style-complex="normal"/>
    </style:style>
    <style:style style:name="T128" style:family="text">
      <style:text-properties fo:font-style="normal" officeooo:rsid="45dde2d2" style:font-style-asian="normal" style:font-style-complex="normal"/>
    </style:style>
    <style:style style:name="T129" style:family="text">
      <style:text-properties fo:font-style="normal" officeooo:rsid="45e1ab8f" style:font-style-asian="normal" style:font-style-complex="normal"/>
    </style:style>
    <style:style style:name="T130" style:family="text">
      <style:text-properties fo:font-style="normal" officeooo:rsid="45df761a" style:font-style-asian="normal" style:font-style-complex="normal"/>
    </style:style>
    <style:style style:name="T131" style:family="text">
      <style:text-properties fo:font-style="normal" officeooo:rsid="45e0592a" style:font-style-asian="normal" style:font-style-complex="normal"/>
    </style:style>
    <style:style style:name="T132" style:family="text">
      <style:text-properties officeooo:rsid="16096a70"/>
    </style:style>
    <style:style style:name="T133" style:family="text">
      <style:text-properties fo:color="#c86400" officeooo:rsid="4196f96e"/>
    </style:style>
    <style:style style:name="T134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135" style:family="text">
      <style:text-properties officeooo:rsid="4526485d"/>
    </style:style>
    <style:style style:name="T136" style:family="text">
      <style:text-properties officeooo:rsid="4a67efe2"/>
    </style:style>
    <style:style style:name="T137" style:family="text">
      <style:text-properties officeooo:rsid="48470b61"/>
    </style:style>
    <style:style style:name="T138" style:family="text">
      <style:text-properties officeooo:rsid="4531d271"/>
    </style:style>
    <style:style style:name="T139" style:family="text">
      <style:text-properties officeooo:rsid="453fa709"/>
    </style:style>
    <style:style style:name="T140" style:family="text">
      <style:text-properties officeooo:rsid="4541a375"/>
    </style:style>
    <style:style style:name="T141" style:family="text">
      <style:text-properties officeooo:rsid="4546c2ae"/>
    </style:style>
    <style:style style:name="T142" style:family="text">
      <style:text-properties officeooo:rsid="45470596"/>
    </style:style>
    <style:style style:name="T143" style:family="text">
      <style:text-properties officeooo:rsid="45487ace"/>
    </style:style>
    <style:style style:name="T144" style:family="text">
      <style:text-properties officeooo:rsid="454a416e"/>
    </style:style>
    <style:style style:name="T145" style:family="text">
      <style:text-properties officeooo:rsid="454b018c"/>
    </style:style>
    <style:style style:name="T146" style:family="text">
      <style:text-properties fo:language="cs" fo:country="CZ" style:language-asian="zxx" style:country-asian="none" style:language-complex="ar" style:country-complex="SA"/>
    </style:style>
    <style:style style:name="T147" style:family="text">
      <style:text-properties officeooo:rsid="455ad56b"/>
    </style:style>
    <style:style style:name="T148" style:family="text">
      <style:text-properties officeooo:rsid="455e9bef"/>
    </style:style>
    <style:style style:name="T149" style:family="text">
      <style:text-properties officeooo:rsid="455ec500"/>
    </style:style>
    <style:style style:name="T150" style:family="text">
      <style:text-properties officeooo:rsid="45603d36"/>
    </style:style>
    <style:style style:name="T151" style:family="text">
      <style:text-properties officeooo:rsid="456a94fb"/>
    </style:style>
    <style:style style:name="T152" style:family="text">
      <style:text-properties officeooo:rsid="45739745"/>
    </style:style>
    <style:style style:name="T153" style:family="text">
      <style:text-properties officeooo:rsid="457d7dc5"/>
    </style:style>
    <style:style style:name="T154" style:family="text">
      <style:text-properties officeooo:rsid="4584454f"/>
    </style:style>
    <style:style style:name="T155" style:family="text">
      <style:text-properties officeooo:rsid="458c8480"/>
    </style:style>
    <style:style style:name="T156" style:family="text">
      <style:text-properties officeooo:rsid="458d9c32"/>
    </style:style>
    <style:style style:name="T157" style:family="text">
      <style:text-properties officeooo:rsid="458ffa75"/>
    </style:style>
    <style:style style:name="T158" style:family="text">
      <style:text-properties officeooo:rsid="459181d3"/>
    </style:style>
    <style:style style:name="T159" style:family="text">
      <style:text-properties style:font-name="Times New Roman" fo:font-size="9pt" fo:language="cs" fo:country="CZ" style:font-size-asian="9pt"/>
    </style:style>
    <style:style style:name="T160" style:family="text">
      <style:text-properties style:font-name="Times New Roman" fo:language="cs" fo:country="CZ" fo:font-style="italic" fo:font-weight="bold" style:font-style-asian="italic" style:font-weight-asian="bold"/>
    </style:style>
    <style:style style:name="T161" style:family="text">
      <style:text-properties officeooo:rsid="4596ded1"/>
    </style:style>
    <style:style style:name="T162" style:family="text">
      <style:text-properties officeooo:rsid="45989190"/>
    </style:style>
    <style:style style:name="T163" style:family="text">
      <style:text-properties officeooo:rsid="459b65e0"/>
    </style:style>
    <style:style style:name="T164" style:family="text">
      <style:text-properties officeooo:rsid="45a0181f"/>
    </style:style>
    <style:style style:name="T165" style:family="text">
      <style:text-properties officeooo:rsid="45a18ec8"/>
    </style:style>
    <style:style style:name="T166" style:family="text">
      <style:text-properties officeooo:rsid="45a288c2"/>
    </style:style>
    <style:style style:name="T167" style:family="text">
      <style:text-properties officeooo:rsid="45a2fd8a"/>
    </style:style>
    <style:style style:name="T168" style:family="text">
      <style:text-properties officeooo:rsid="45a34b92"/>
    </style:style>
    <style:style style:name="T169" style:family="text">
      <style:text-properties officeooo:rsid="45a41cc0"/>
    </style:style>
    <style:style style:name="T170" style:family="text">
      <style:text-properties officeooo:rsid="45a5f9a1"/>
    </style:style>
    <style:style style:name="T171" style:family="text">
      <style:text-properties officeooo:rsid="45a6be65"/>
    </style:style>
    <style:style style:name="T172" style:family="text">
      <style:text-properties officeooo:rsid="45aa40b3"/>
    </style:style>
    <style:style style:name="T173" style:family="text">
      <style:text-properties officeooo:rsid="45abc8dc"/>
    </style:style>
    <style:style style:name="T174" style:family="text">
      <style:text-properties officeooo:rsid="45ace443"/>
    </style:style>
    <style:style style:name="T175" style:family="text">
      <style:text-properties officeooo:rsid="45245913"/>
    </style:style>
    <style:style style:name="T176" style:family="text">
      <style:text-properties officeooo:rsid="45b29156"/>
    </style:style>
    <style:style style:name="T177" style:family="text">
      <style:text-properties officeooo:rsid="45b7c120"/>
    </style:style>
    <style:style style:name="T178" style:family="text">
      <style:text-properties officeooo:rsid="45bc60f7"/>
    </style:style>
    <style:style style:name="T179" style:family="text">
      <style:text-properties officeooo:rsid="45bf5610"/>
    </style:style>
    <style:style style:name="T180" style:family="text">
      <style:text-properties officeooo:rsid="45c16d90"/>
    </style:style>
    <style:style style:name="T181" style:family="text">
      <style:text-properties officeooo:rsid="45c3b392"/>
    </style:style>
    <style:style style:name="T182" style:family="text">
      <style:text-properties officeooo:rsid="45c47365"/>
    </style:style>
    <style:style style:name="T183" style:family="text">
      <style:text-properties officeooo:rsid="45c49054"/>
    </style:style>
    <style:style style:name="T184" style:family="text">
      <style:text-properties officeooo:rsid="45c6cae6"/>
    </style:style>
    <style:style style:name="T185" style:family="text">
      <style:text-properties officeooo:rsid="45c73749"/>
    </style:style>
    <style:style style:name="T186" style:family="text">
      <style:text-properties officeooo:rsid="45c9f1f9"/>
    </style:style>
    <style:style style:name="T187" style:family="text">
      <style:text-properties officeooo:rsid="45cbd882"/>
    </style:style>
    <style:style style:name="T188" style:family="text">
      <style:text-properties officeooo:rsid="45ce70d2"/>
    </style:style>
    <style:style style:name="T189" style:family="text">
      <style:text-properties officeooo:rsid="45d0266f"/>
    </style:style>
    <style:style style:name="T190" style:family="text">
      <style:text-properties officeooo:rsid="45d317c2"/>
    </style:style>
    <style:style style:name="T191" style:family="text">
      <style:text-properties officeooo:rsid="45d421d2"/>
    </style:style>
    <style:style style:name="T192" style:family="text">
      <style:text-properties officeooo:rsid="45d700c4"/>
    </style:style>
    <style:style style:name="T193" style:family="text">
      <style:text-properties officeooo:rsid="45d7c342"/>
    </style:style>
    <style:style style:name="T194" style:family="text">
      <style:text-properties officeooo:rsid="45dca153"/>
    </style:style>
    <style:style style:name="T195" style:family="text">
      <style:text-properties officeooo:rsid="45dcf657"/>
    </style:style>
    <style:style style:name="T196" style:family="text">
      <style:text-properties officeooo:rsid="45e479a6"/>
    </style:style>
    <style:style style:name="T197" style:family="text">
      <style:text-properties officeooo:rsid="45e6a4dd"/>
    </style:style>
    <style:style style:name="T198" style:family="text">
      <style:text-properties officeooo:rsid="45e8f53c"/>
    </style:style>
    <style:style style:name="T199" style:family="text">
      <style:text-properties officeooo:rsid="45ecb739"/>
    </style:style>
    <style:style style:name="T200" style:family="text">
      <style:text-properties officeooo:rsid="45ef8012"/>
    </style:style>
    <style:style style:name="T201" style:family="text">
      <style:text-properties officeooo:rsid="45f1e451"/>
    </style:style>
    <style:style style:name="T202" style:family="text">
      <style:text-properties officeooo:rsid="45f4459c"/>
    </style:style>
    <style:style style:name="T203" style:family="text">
      <style:text-properties officeooo:rsid="45f60231"/>
    </style:style>
    <style:style style:name="T204" style:family="text">
      <style:text-properties officeooo:rsid="45f7a84e"/>
    </style:style>
    <style:style style:name="T205" style:family="text">
      <style:text-properties officeooo:rsid="45f9e1ac"/>
    </style:style>
    <style:style style:name="T206" style:family="text">
      <style:text-properties officeooo:rsid="45fc106f"/>
    </style:style>
    <style:style style:name="T207" style:family="text">
      <style:text-properties officeooo:rsid="45fc429d"/>
    </style:style>
    <style:style style:name="T208" style:family="text">
      <style:text-properties officeooo:rsid="46012f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č. 45 | srpen 2014<text:line-break/>napsal „Quentin“<text:line-break/><text:line-break/>Doplňky<text:line-break/><text:line-break/>Trosské panství<text:line-break/>a jeho dungeony<text:line-break/>Na co mohou narazit dobrodruzi na panství okolo<text:line-break/>knížecího města Trossu? To se dozvíte v této sérii<text:line-break/>malých dungeonů, které nejlépe využijte, pokud<text:line-break/>hrajete starou edici D&amp;D nebo nějaký její klon, využít lze ale v jakékoli fantasy hře.<text:line-break/>Tross: Knížecí město pod vratkou<text:line-break/>vládou lorda Brakvila. Panství po<text:line-break/>vyschnutí stříbrných dolů chudne,<text:line-break/>ale kapitol si nic nepřipouští. Třípatrové hrázděné domy jsou nově<text:line-break/>omítnuté a ulice jsou poseté stánky a kejklíři.<text:line-break/>Obchod se nesmí zastavit.<text:line-break/><text:line-break/>noci. Případné dobrodruhy a jiné potenciálně vlivné návštěvníky na úkor sedláků bohatě pohostí.<text:line-break/><text:line-break/>ře, která nepřestane, dokud nebude zničeno. Marelok se mstí za svou lásku (viz Čarodějná věž).<text:line-break/><text:line-break/>Brakk: Nejmocnější z Trosských<text:line-break/>strážních věží a místo tréninku čerstvých rekrutů. Velitel Horos dokáže naučit různé bojové techniky,<text:line-break/>ale vyžívá se v šikaně. Do zdejšího<text:line-break/>žaláře kapitán stráže uklízí politické vězně.<text:line-break/><text:line-break/>Whalenova krvavá vila: Osamocený domov šlechtické rodiny<text:line-break/>sotva na dohled od nejbližšího<text:line-break/>sedláckého stavení. Lord Whalen<text:line-break/>je blízký přítel knížete Brakvila. Zatím nikdo netuší o tragédii, co rodinu postihla.<text:line-break/><text:line-break/>Godov: Vesnice zásobující Brakk.<text:line-break/>Chudí lidé a bohatý zeman Baltus,<text:line-break/><text:soft-page-break/>jenž holduje vykořisťování poddaných a obžerství. Nedávno přišel<text:line-break/>s úžasným nápadem práva první<text:line-break/><text:line-break/>Blosely: Nízká hradba, dřevěné<text:line-break/>domy. Obyvatelé pastevci, řemeslníci a dřevorubci. Občasné potíže s<text:line-break/>gobliny. Nad městečkem se stahují<text:line-break/>mraky a každým dnem začne bou-<text:line-break/><text:line-break/>Wedel: Vysoká palisáda skrývá<text:line-break/>krásné roubené městěčko. Největší zdejší senzací je věštkyně Amara. Není jasné, jestli je šarlatánka,<text:line-break/>nebo něco vidí, ale skoro každý tu<text:line-break/>zná kus své budoucnosti a návštěvníci se sjíždějí zdaleka.<text:line-break/>Dračí kostra: Potentní místo moci<text:line-break/>vyhledávané kouzelníky a zaříkávači. Při opakovaném využívání<text:line-break/>otravuje čarodějovu mysl hněvem.<text:line-break/><text:line-break/>32<text:line-break/><text:line-break/></text:p>
      <text:p text:style-name="P35">č. 45 | srpen 2014<text:line-break/>Při použití k hromadnému ničení je šance, že se<text:line-break/>drakovi podaří získat energii z umírajících duší a<text:line-break/>ožije jako kostlivý drak.<text:line-break/>Haydenská tvrz: Poslední lord<text:line-break/>zešílel, zapečetil bránu a snědl<text:line-break/>veškeré služebnictvo. Od té doby<text:line-break/>je tvrz považována za prokletou a<text:line-break/>nikdo se k ní ani neodváží.<text:line-break/>Trehern: Izolovaná vesnice bez<text:line-break/>jakéhokoli opevnění. Cizincům<text:line-break/>zákaz zbraní. Namísto Worrocha<text:line-break/>vzývají zdejší lidé místní bohyni<text:line-break/>Theiu. Jde o přesvědčivou, vychytralou a dobromyslnou čarodějku, která vesnici<text:line-break/>brání a pomáhá. Daří se jim dobře, ale fanatiční<text:line-break/>biskupovi rytíři jsou již na cestě.<text:line-break/>Kastarok: Ruina tvrze Worrochových rytířů. Časem okousané hradby, polámané sochy a příjemný<text:line-break/>nostalgický nádech. Pokud tu táboří veselá společnost, zjeví se<text:line-break/>duch starého rytíře Hathora, který rád povyměňuje příběhy. Ví toho o Trossu a jeho okolí hodně.<text:line-break/>Zbojnický tábor: Zchudlí havíři<text:line-break/>bez domova, více pytláci než zbojníci. Postavili si několik skromných stavení v korunách stromů<text:line-break/>a živí se lovem, kradením a při výpravách do města i žebráním. Když mohou, tak<text:line-break/>podporují Dima Trata.<text:line-break/><text:line-break/>Čarodějná věž: Nažloutlá stavba bez oken ukrytá hluboko v lesích. Sídlo pološíleného čaroděje<text:line-break/>Mareloka.<text:line-break/>Stříbrný důl: Důlní městečko zeje<text:line-break/>prázdnotou. Kdysi bohaté doly s<text:line-break/>vzácnými kovy protkané žilami<text:line-break/>ryzího stříbra jsou vytěžené a uzavřené. Tross přišel o největší zdroj<text:line-break/>svého bohatství a havíři přišli o živobytí. Desítky štol vyhloubené do nitra Garlackých hor jsou<text:line-break/>domovem jen neproniknutelné temnotě a ozvěnám gobliních skřeků.<text:line-break/><text:soft-page-break/>Hrstan: Osamělý bledý strom prorůstá vysoko v těžko přístupných<text:line-break/>skalách. Jeho plody, bíle hrušky,<text:line-break/>propůjčují nadlidskou sílu. Říká<text:line-break/>se, že jimi byly Garlaky porostlé,<text:line-break/>ale válečníci je do jednoho otrhali. Nyní, kvůli své nenasytnosti, žijí v horách proměněni v<text:line-break/>obry.<text:line-break/>Trpasličí hrobka: Místo odpočinku trpasličích bratří Dragina a<text:line-break/>Blarina Baragora, jenž se proslavili jako lovci démonů. Lidé mluví<text:line-break/>o bráně vysekané přímo do štítu<text:line-break/>šedých hor.<text:line-break/>Ztracená svatyně nekonečných<text:line-break/>možností: Skalní chrám plný soch<text:line-break/>krásných, bohatých a šťastných<text:line-break/><text:line-break/>lidí. V centru se mramorový drak sklání nad stříbrnou kropenkou se zlatou rybkou, která každému splní jedno přání, vždy ovšem s nevýhodou. Kdo ji osvobodi a odnesete do řeky, jezera<text:line-break/>či moře, spatří její proměnu ve zlatého draka a<text:line-break/>dostane se mu jednoho skutečného přání.<text:line-break/>Sump: Trojice kamenných věží<text:line-break/>obklopena dřevěnými cestami<text:line-break/>a domy na kůlech. Domov rybářů a sběračů hub a mechů. Sump<text:line-break/>je z dosahu Trosské jízdy a zdejší<text:line-break/>se o sebe starají sami. Bláznivý starosta Kuruk<text:line-break/>brání město pomocí své obří gorily a spory rozsuzuje podle kvality divadelního představení,<text:line-break/>které je žalobce i obžalovaný nucen odehrát na<text:line-break/>návesním pódiu.<text:line-break/>Měšíční oltář: Vzpomínka na vládu temných elfů. V kruhu zkřivených vyschlých stromů se leskne<text:line-break/>hrubě opracovaný obsidiánový<text:line-break/>blok. Při měsíčním svitu jej polij<text:line-break/>krví nevinného a získej do příštího úplňku nadpřirozenou odolnost proti nestříbrným zbraním<text:line-break/>a schopnost vidění v temnotě.<text:line-break/>Ziggurat: Zdroj moci dračího kultu. Ještěrci před pyramidou táboří<text:line-break/>celé dny jen, aby mohli spatřit velekněze a dračí dceru. Právě sem v<text:line-break/>posledních měsících mizí unesení<text:line-break/><text:soft-page-break/>Sumpští rybáři.<text:line-break/><text:line-break/>33<text:line-break/><text:line-break/></text:p>
      <text:p text:style-name="P35">č. 45 | srpen 2014<text:line-break/>Vztahy ve městě Trossu<text:line-break/><text:line-break/>34<text:line-break/><text:line-break/></text:p>
      <text:p text:style-name="P35">č. 45 | srpen 2014<text:line-break/><text:line-break/>Náhodné tabulky<text:line-break/>Tross – Město<text:line-break/>Ve dne (d12)<text:line-break/>1.<text:line-break/>2.<text:line-break/>3.<text:line-break/>4.<text:line-break/><text:line-break/>5.<text:line-break/>6.<text:line-break/>7.<text:line-break/>8.<text:line-break/><text:line-break/>9.<text:line-break/><text:line-break/>Bard zpívá o jednom z hráčů a milence<text:line-break/>kapitána stráží. Nevinná zábava, nebo po<text:line-break/>hráčích někdo jde?<text:line-break/>Svátek umrlčího tance. Všichni obyvatelé nosí strašidelné masky. Po lidech bez<text:line-break/>masky se hází shnilé ovoce.<text:line-break/>Postavy jsou svědky krádeže. Nechají zloděje uniknout bez povšimnutí? Má kontakt ke Stínu.<text:line-break/>Šlechtic ze sousedního panství navštěvuje<text:line-break/>knížete a přijel s početnou družinou. Zatímco lordi jednají na hradě, doprovod si<text:line-break/>pod diplomatickou imunitou dovoluje na<text:line-break/>místní.<text:line-break/>Z kopce se řítí maringotka se zaseklou brzdou a míří přímo na tržiště!<text:line-break/>Do města dorazilo obludárium. Hlavní<text:line-break/>atrakce, mantichora, je nejen skutečná,<text:line-break/>ale i rozzuřená.<text:line-break/>Probíhá protest za práva havířů. Stříbrný<text:line-break/>důl byl uzavřen a důlníci chtějí přidělit<text:line-break/>pole. Vede je Dim Tratas.<text:line-break/>Pověstná družina dobrodruhů se chce dát<text:line-break/>dohromady s hráčskou skupinou pro společnou výpravu do některého z <text:soft-page-break/>dungeonů.<text:line-break/>Jsou hajzlové a klidně nechají hráče jít<text:line-break/>jako první s namířenou kuší do zad.<text:line-break/>Na tržiště dorazila gnómská karavana s vynálezy, lektvary a výbušninami.<text:line-break/><text:line-break/>10. Na náměstí se připravuje soutěž v tanci.<text:line-break/>Sabotování konkurentů, podplácení poroty, vlivní lidé v publiku a hlavně příležitost<text:line-break/>u roleplaye vstát od stolu.<text:line-break/>11. Philomena Karzska si usmyslela, že její příští rozmazlený milenec bude jeden z hráčů.<text:line-break/>12. Zombie incident v jednom z bohatších<text:line-break/>domů. Worrochův kněz Marius narychlo hledá diskrétní řešení, aby nevypukla<text:line-break/>panika.<text:line-break/><text:line-break/>1.<text:line-break/>2.<text:line-break/>3.<text:line-break/><text:line-break/>4.<text:line-break/><text:line-break/>5.<text:line-break/>6.<text:line-break/><text:line-break/>7.<text:line-break/><text:line-break/>8.<text:line-break/><text:line-break/>Trosské pláně (d12)<text:line-break/>1.<text:line-break/><text:line-break/>V noci (d8)<text:line-break/><text:line-break/>Z obou stran se k vám přibližují hladoví psi<text:line-break/>s pěnou u huby.<text:line-break/>Zatímco slizký žebrák masturbuje, nakukuje do úzké uličky, odkud se ozývá ženský křik. Žena tam ve špíně rodí.<text:line-break/>Vyvolávač láká všechny pány na drobné<text:line-break/><text:soft-page-break/>exotické půlelfky do vyhlášeného nevěstince. Banda hrdlořezů přestane kopat<text:line-break/>do žebráka a se siláckými řečmi se tam<text:line-break/>vydává.<text:line-break/>Z ulice vpravo se ozývá praskání a čvachtavé zvuky. Krysodlak tam požírá starou<text:line-break/>paní. Při prvním zranění se promění v malého chlapce, který netuší, co se s ním stalo, kde je a proč je pokrytý krví.<text:line-break/>Z kočáru vystupuje Mariana Warga a loučí se s maskovaným milencem (knížecím<text:line-break/>synem).<text:line-break/>Nahá dívka jen v potrhaném plášti a se<text:line-break/>strachem v očích proběhne přes ulici do<text:line-break/>dvora. Ve dvoře na zachránce čeká připravená skupina zlodějů.<text:line-break/><text:line-break/>Několik vandalů hází kameny na dům starého pána. Děda jim nabízel otrávenou<text:line-break/>polívku a okradl je. Chlapci se bojí jeho<text:line-break/>jedů, ale chtějí si to s ním vyříkat.<text:line-break/>Hrozivě vyhlížející ork táhne po ulici cukající se pytel. Vleče v něm dítě.<text:line-break/><text:line-break/>2.<text:line-break/><text:line-break/>3.<text:line-break/><text:line-break/>4.<text:line-break/>5.<text:line-break/><text:line-break/>6.<text:line-break/><text:line-break/>Bohatá pole jsou plná pracujících rolníků, přesto nikdo nezasahuje, když statkář<text:line-break/>nevhodně obtěžuje dívku v potrhaných<text:line-break/>šatech.<text:line-break/>Za kamenou zídkou půvabného sadu probíhají jablečné slavnosti. Mošt, medovina,<text:line-break/>štrůdl, špaldové placky, různé hry a soutěže, které se dají odehrát i mezi hráči (zpěv,<text:line-break/>zadržení dechu atd.).<text:line-break/><text:soft-page-break/>Veselý kašpar s naditým měšcem vyzývá<text:line-break/>ke hře v kostky. Neznáte-li pravidla, použijte kámen/nůžky/papír. K sebeobraně<text:line-break/>má kašpar jedem potřenou dýku.<text:line-break/>Nově vybavená jednotka jízdy vybírá speciální daň od nejbohatších statkářů, aby<text:line-break/>vykompenzovala ztrátu stříbrného dolu.<text:line-break/>Bohémští trpasličí žoldnéři se s vámi za<text:line-break/>pár měďáků podělí o pytlácký úlovek a<text:line-break/>poslední pivo. Jsou velmi přátelští a chtějí<text:line-break/>se nechat najmout.<text:line-break/>Biskup Mankar zpitý do němoty ve škarpě.<text:line-break/>Pokud ho vzbudíte, začne vás brát jako<text:line-break/>součást svého stáda a zařídí vám různá<text:line-break/>privilegia a finanční odměnu. Pokud se<text:line-break/>mu ovšem zprotivíte a bude si myslet, že<text:line-break/><text:line-break/>35<text:line-break/><text:line-break/></text:p>
      <text:p text:style-name="P35">č. 45 | srpen 2014<text:line-break/>byste ho mohli pošpinit, tak vás nechá<text:line-break/>odstranit.<text:line-break/>7. Chudá postarší žena Katlin tvrdí, že dokáže svou ztracenou dceru Tolku najít pomocí milenecké mince (magický pár mincí,<text:line-break/>které se vždy přitahují), ale nikdo jí nevěří.<text:line-break/>Odhodlává se do lesů vyrazit sama. Mince<text:line-break/>ji povede k Haydenské tvrzi.<text:line-break/>8. Skupina zoufalých propuštěných důlníků opevněná v zájezdním hostinci drží<text:line-break/>jako rukojmí barda, šlechtice a hostinského se ženou. Dvojice Trosských jezdců<text:line-break/>vyjednává.<text:line-break/>9. Stylově oblečený obchodník prodává prokleté magické předměty. Meč, který posílá všechny duše bez soudu do pekel, roh,<text:line-break/>co troubením vyvolává strach ve slabých,<text:line-break/>apod. Byl to on, kdo prodal ubrousek lordu Whalenovi v Krvavé vile.<text:line-break/>10. Strašidelný mlýn. V noci se tam zjevují duchové dětí. Vypadají děsivě, ale chtějí si<text:line-break/>jen hrát. Ve sklepě je schované dědictví a<text:line-break/>celá rodina s rozřezanými zápěstími.<text:line-break/>11. Poutníci na cestě ke Kastaroku, rozpadlé<text:line-break/>pevnosti Worrochových rytířů.<text:line-break/>12. Nebe je temné a křižují ho blesky. Prudký<text:line-break/>déšť neustává po celý den. Rolníci dnes<text:line-break/>nevylézají, aby je neodnesla wyverna. Nikdo ji neloví, věří, že přináší dobrou úrodu.<text:line-break/><text:line-break/>Hrzales (d12)<text:line-break/>1.<text:line-break/><text:line-break/>Zoufalí havíři přepadají cestovatele jako<text:line-break/>banditi.<text:line-break/><text:line-break/>2.<text:line-break/><text:line-break/>Goblini na lovu. Přesouvají se z hor k hranicím pláně, kde budou krást dobytek a<text:line-break/>unášet rolníky.<text:line-break/><text:soft-page-break/>3. Ogři zabrali most a vybírají mýto. Chtějí<text:line-break/>buď něco opravdu hezkého, nebo jídlo;<text:line-break/>nejlépe koně či některého z členů výpravy.<text:line-break/>Jsou hloupí a vztahovační.<text:line-break/>4. Zvídavá lesní víla nedokáže pochopit lidskou morálku. Zná jen přežití silnějšího.<text:line-break/>Chce dobrodruhy následovat, aby se o lidech něco naučila. Umí procházet dřevem<text:line-break/>jako vodou.<text:line-break/>5. Satyr zpívá stromům a lesním zvířatům.<text:line-break/>Při setkání s lidmi se chová vlezle, žebrá<text:line-break/>a provokuje. Pokud hráči projdou jeho<text:line-break/>testem a budou štědří a tolerantní, tak<text:line-break/>rád pomůže či poradí. Jeho písně léčí<text:line-break/>a mohou dočasně poskytnout magické<text:line-break/>schopnosti.<text:line-break/>6. Skupina mladých dobrodruhů má v kleci<text:line-break/>dryádu. Žádají o pomoc s doprovodem do<text:line-break/>Trossu, o výdělek se rozdělí. Pokud hráči<text:line-break/>dryádu neosvobodí, tak si pro ni v noci<text:line-break/>přijdou oživlé stromy.<text:line-break/>7. Pytlácká past. Proradný pytlák není<text:line-break/>daleko.<text:line-break/>8. Zuřivý divočák.<text:line-break/>9. Stopy. Hoď znovu 1k8 na této tabulce,<text:line-break/>abys zjistil komu patří.<text:line-break/>10. Z lesa se ozývá volání o pomoc. Je to lákání Hablarany, obřího mluvícího pavouka. Jedem paralyzuje a potřebuje nakrmit<text:line-break/>mnoho potomků. Jeho jeskyně je plná vysátých mrtvol a jejich vybavení.<text:line-break/><text:line-break/>11. V cestě vám brání agresivní a hustý porost<text:line-break/>divoké kopřivy. Lze se prosekat skrz (šance na podráždění pokožky, která pak pálí<text:line-break/>a více krvácí), nebo se zdržet obcházením<text:line-break/>a hodem na další náhodné setkání v lese.<text:line-break/>12. V cestě vám brání široká rokle s potůčkem<text:line-break/>na dně. Nejenže jde o těžký sestup, dole<text:line-break/>ve stínu skal žije trol. Pokusí-li se hráči<text:line-break/>rokli obejít, ztratí nějaký čas a hází na další náhodné setkání v lese.<text:line-break/><text:soft-page-break/><text:line-break/>Garlacké hory (d12)<text:line-break/>1.<text:line-break/>2.<text:line-break/>3.<text:line-break/><text:line-break/>4.<text:line-break/>5.<text:line-break/>6.<text:line-break/><text:line-break/>7.<text:line-break/><text:line-break/>Poprvé: kůly s lidskými kostlivci, gobliními<text:line-break/>štíty a dekoracemi z dlouhého peří ptáka<text:line-break/>Noha. Podruhé: gobliní jezdci na vrrcích.<text:line-break/>viz 1.<text:line-break/>Poprvé: studené ohniště, ohlodané gobliní kosti a díry k ležení vystlané větvemi<text:line-break/>dlouhými víc než dva metry. Podruhé:<text:line-break/>orčí lovecká skupina sbírá gobliní trofeje<text:line-break/>a plní pytle jejich cennostmi.<text:line-break/>viz. 3<text:line-break/>Gobliní zaříkávač/vynálezce s několika<text:line-break/>poskoky testuje nová děla a magického<text:line-break/>dřevěného golema.<text:line-break/>Skupina trpasličích prospektorů nevěří, že lidé vytěžili všechno, a hledají další<text:line-break/>drahé kovy. Jsou přátelští a ochotní jen<text:line-break/>do chvíle, než na něco cenného skutečně<text:line-break/>narazíte.<text:line-break/>Narazili jste na jednu z mnoha prastarých<text:line-break/>sošek k uctění trpasličích předků. Zanechte tu oběť, nejlépe ve zlatě, a získáte po-<text:line-break/><text:line-break/>36<text:line-break/><text:line-break/></text:p>
      <text:p text:style-name="P35">č. 45 | srpen 2014<text:line-break/>žehnání (krátkodobý bonus nebo přehození kostky).<text:line-break/>8. Osamělý stařec pořád opakuje, jak je mu<text:line-break/>skvěle od té doby, co žije sám v horách.<text:line-break/>Přesto postavy pozve do své jeskyně a pohostí. Když mu hráči zařídí trvalejší společnost nebo ho přesvědčí k návratu do Trossu, daruje jim svůj plášť nenápadnosti.<text:line-break/>9. Na stezce leží několik balvanů, rozlámané<text:line-break/>trakaře, truhlice a nářadí. Ve skalách nad<text:line-break/>stezkou sídlí obr a vrhá na cestovatele<text:line-break/>kameny.<text:line-break/>10. Blíží se silueta gigantického ptáka Noha,<text:line-break/>asi byste se měli schovat. Kdo to nestihne, toho pták odnese do svého hnízda ve<text:line-break/>skalách.<text:line-break/>11. Sněhová bouře; led, mráz, vichr, nízká<text:line-break/>viditelnost.<text:line-break/>12. Hoď znovu a nový výsledek po chvíli přeruš kamennou lavinou.<text:line-break/><text:line-break/>Bažina (d12)<text:line-break/>1.<text:line-break/><text:line-break/>2.<text:line-break/>3.<text:line-break/>4.<text:line-break/><text:line-break/>Poprvé: bosé humanoidní stopy se třemi drápy. Podruhé: Osm ještěrců loví lidi<text:line-break/>do zigguratu. Vede je veterán s kostěnou<text:line-break/>zbrojí a oboustranným kopím. U sebe má<text:line-break/>klíč s rybí hlavou.<text:line-break/>viz 1.<text:line-break/>viz 1.<text:line-break/>Rybáři vypouští pelikány s podvázanými krky na ryby. Škrtidlo sundají, až když<text:line-break/>pták nanosí dost ryb pro svého majitele. V<text:line-break/>mezičase se předhání v dohadech o tom,<text:line-break/>kam ještěrci odvádí ztracené lidi.<text:line-break/><text:line-break/><text:soft-page-break/>5.<text:line-break/><text:line-break/>Nápadné bleděmodré zelí. Požití způsobuje malátnost a submisivitu.<text:line-break/>6. Stromy, ostrůvky půdy i bažina jsou porostlé narudlým mechem. Vše, čeho se mech<text:line-break/>dotýká, ožívá jako prodloužené končetiny<text:line-break/>masožravé květiny pod hladinou.<text:line-break/>7. Zbohatlý trosský měšťan na tajné schůzce<text:line-break/>s ještěrci dračího kultu.<text:line-break/>8. Jedovatá žába s korunkou na hlavě. Je to<text:line-break/>zlomyslný žert, nebo princ, který čeká, až<text:line-break/>se za něj nějaká dívka obětuje?<text:line-break/>9. Pijavice, které zraňují zdravé a léčí zraněné.<text:line-break/>10. Brnivý zemětřas a uši drásající bzučení.<text:line-break/>Útok hejna pětikilových komárů.<text:line-break/>11. Na zlomeném stromě nabodnutý pirát.<text:line-break/>Vypadá, jako by spadl z oblohy. Nohy<text:line-break/>okousané od dravců, trojhranný klobouk stále na hlavě. Po kapsách hrst<text:line-break/>drahokamů (cena 3k20 zlaťáků) a lektvar<text:line-break/>neviditelnosti.<text:line-break/>12. Bažina je dnes zalitá v husté mléčné mlze.<text:line-break/>Hoď znovu, koho v mlze potkají. Padne-li<text:line-break/>zase 12, mlha je zlomyslná a ukazuje lidem vidinu jejich největšího strachu, aby<text:line-break/>je zahnala do močálů.<text:line-break/><text:line-break/>Drby (d12)<text:line-break/>1.<text:line-break/><text:line-break/>2.<text:line-break/><text:line-break/>Mladý kovář se chvástá, že umí vyrobit<text:line-break/>magickou zbraň. Ví, kde v horách najít<text:line-break/>kouzelnou Trpasličí hrobku s magickou<text:line-break/>kovadlinou.<text:line-break/>Stříbrné doly byly uzavřeny, když se v nich<text:line-break/>začali ztrácet důlníci. Risk začal převažovat zisk.<text:line-break/><text:line-break/>3.<text:line-break/><text:soft-page-break/><text:line-break/>Z opuštěné Haydenské tvrze vychází kouř.<text:line-break/>Někdo tam žije. Jak dlouho potrvá, než<text:line-break/>tam kníže pošle muže na průzkum?<text:line-break/>4. Podezřelý muž tvrdí, že lord Whalen shání<text:line-break/>žoldnéře, jako jste vy. Udájně na delikátní<text:line-break/>práci.<text:line-break/>5. Kdo nechce trpět prací nebo riskovat život v<text:line-break/>nesmyslném dobrodruhování, ať se nechá<text:line-break/>naverbovat do Trosské stráže v Brakku a stane se pořádným profesionálním válečníkem.<text:line-break/>6. Nejlepší drogy koupíš u Kuzal’k’taka.<text:line-break/>U vchodu řekni, že tě posílám já.<text:line-break/>7. Lidé se bojí dvorního čaroděje Karsavara.<text:line-break/>Zahrává si s temnými silami. A prý magicky<text:line-break/>zapečetil jednu budovu v chudinské čtvrti.<text:line-break/>8. V Trehernu žije bohyně, co vyléčí každou<text:line-break/>nemoc a čte myšlenky. Worroch je mrtvý<text:line-break/>bůh, to vám povídám.<text:line-break/>9. Alchymistka Kragg má nový recept. Přines<text:line-break/>jí kapesník nasáklý dívčími slzami a ona ti<text:line-break/>za 20 zlatých připraví lektvar lásky.<text:line-break/>10. Na vývěsce pergamen s knížecí pečetí, na<text:line-break/>němž stojí: „Městská stráž vyplatí JEDEN<text:line-break/>ZLATÝ za každou předloženou GOBLINÍ<text:line-break/>HLAVU nebo její větší polovinu.“<text:line-break/>11. Na vývěsce hrubý papír, na němž se píše:<text:line-break/>„Najímáme žoldnéře na ochranu rybářů<text:line-break/>a houbových farem. Hlaste se u Markoa<text:line-break/>v Sulpu. Zbraně si přineste vlastní.“<text:line-break/>12. Na vývěsce je načmáráno krví: „BOJUJU<text:line-break/>ZA PRACHY. JSEM U REZAVÉHO MEČE. –<text:line-break/>REAGAN.“ Bojovnice. Utekla z boje v Haydenově tvrzi, kde zemřela její družina. Ničí<text:line-break/>ji svědomí.<text:line-break/><text:line-break/>37<text:line-break/><text:line-break/></text:p>
      <text:p text:style-name="P35">č. 45 | srpen 2014<text:line-break/><text:line-break/>Čarodějná věž<text:line-break/>Věž je postavená z těžkých pálených bloků a nemá žádná okna.<text:line-break/>Nad věží nehybně visí v prostoru<text:line-break/>lesklá koule z neznámého materiálu a v nepravidelných intervalech<text:line-break/>si s nebesy vyměňuje blesky. Interiér věže je černě omítnutý, s dlaždicovou podlahou a trámovým<text:line-break/>stropem. Světlo poskytují bledě<text:line-break/>modré jiskry poletující volně vzduchem společně s prachem.<text:line-break/><text:line-break/>1<text:line-break/>Vstupní hala i pole před věží jsu<text:line-break/>zbroceny krví.<text:line-break/>Kusy goblinů v kalužích krve &gt;<text:line-break/>Dohromady patnáct těl.<text:line-break/>Zohýbané kusy černých plátových zbrojí &gt; Čaroděj by mohl<text:line-break/>vycítit zbytky unikající energie,<text:line-break/>dohromady tři zbroje, mezi mrtvolami leží i černé meče.<text:line-break/><text:line-break/>2<text:line-break/>Stěny jsou jeden velký reliéf &gt;<text:line-break/>Opatlaný od gobliní krve. Popisuje<text:line-break/>příběh lásky mezi čarodějem a vesnickou ženou, která byla nakonec zabita žárlivým hraničářem z Blosel.<text:line-break/>Iluzorní stěna &gt; Jediná neopatlaná část. Lze<text:line-break/>bez odporu projít.<text:line-break/><text:line-break/>3<text:line-break/><text:line-break/>4<text:line-break/><text:line-break/>Socha veselé dívky &gt; Nejspíš vyrobená ještě za<text:line-break/>života.<text:line-break/>Kamenné schodiště do hrobky &gt; Stupně, stěny i strop jsou pokryté tlustou vrstvou ledu.<text:line-break/><text:line-break/>Celá místnost je pokrytá ledem.<text:line-break/>Pět goblinů &gt; V boji využijí luků, krytu za sloupy<text:line-break/><text:soft-page-break/>a kluzkého vlnitého ledu.<text:line-break/>V ledu obalený goblin s magickou hůlkou stojící nad otevřeným sarkofágem &gt; Je poznat,<text:line-break/><text:line-break/>38<text:line-break/><text:line-break/></text:p>
      <text:p text:style-name="P35">č. 45 | srpen 2014<text:line-break/>že mráz vyšel odtud. Goblin je svraštělý dvousetletý stařec.<text:line-break/>Hůlkou lze výměnou za životní energii sesílat<text:line-break/>mrazivé střely. Pohroma jako tady nastane, jen<text:line-break/>pokud se sesilatel použitím zabije.<text:line-break/><text:line-break/>5<text:line-break/>Tři truhlice &gt; V jedné je solené maso, ryby, papriky, zavařeniny, koření a další relativně drahé zásoby. V druhé je lano a nějaké látky. Třetí je Mimik.<text:line-break/>Mimik &gt; Z vnějšku je iluze truhly dokonalá.<text:line-break/>Vnitřek jsou velká zubatá ústa a trávící ústrojí<text:line-break/>v jednom. V boji ze stran a dna vyrazí dlouhé<text:line-break/>končetiny.<text:line-break/>Teleportační orb &gt; Kovová koule visí metr nad<text:line-break/>podlahou, kdo se jí dotkne, zmizí a zjeví se u<text:line-break/>koule v (7).<text:line-break/><text:line-break/>6<text:line-break/>Stěny, podlaha i strop jsou pokryté třípalcovou vrstvou duhového slizu &gt; Při kontaktu<text:line-break/>s jiným předmětem (ruka, meč, lano…) způsobí<text:line-break/>náhodný magický efekt.<text:line-break/>1. Zmenšení nebo zvětšení<text:line-break/>2. Vytvoření identické kopie<text:line-break/>3. Neviditelnost<text:line-break/>4. Síla a krutost (zčernání, bodce, kapající<text:line-break/>kyselina...)<text:line-break/>5. Povadlost a slabost<text:line-break/>6. Vlastní vůle<text:line-break/><text:line-break/>7<text:line-break/>Tři teleportační orby &gt; vedou do 5, 12, 14<text:line-break/><text:line-break/>8<text:line-break/>Kulatý stolek, dvě židle, komoda &gt; Drahý mahagonový nábytek. V komodě je schovaný čajový set.<text:line-break/>Dva k sobě srostlí goblini &gt; Zjevně se teleportačního orbu dotkli oba naráz.<text:line-break/><text:line-break/>9<text:line-break/><text:soft-page-break/>Nehybný ork, trpaslík a orel &gt; Stojí v póze, kdy<text:line-break/>orel útočí orkovi na tvář a trpaslík se připravuje<text:line-break/>k útoku. Jsou mrtví a vycpaní.<text:line-break/><text:line-break/>10<text:line-break/>Čtyři portréty čaroděje Mareloka &gt; Dlouhé havraní vlasy, tenká bradka, tmavé oči, zamračený<text:line-break/>pohled. Na jednom je nahý.<text:line-break/>Skleněný golem hlídá dveře do další místnosti &gt; Je dutý a víří v něm zelený plyn. Vypadá jako<text:line-break/>církevní hodnostář a bojovat bude jen v sebeobraně. Při rozbití vypustí jedovatý plyn.<text:line-break/><text:line-break/>11<text:line-break/>Průhledná stěna &gt; Vnější stěna je dokonale<text:line-break/>průhledná jako velké okno.<text:line-break/>Bronzové květiny &gt; Jsou opravdu z kovu a mají<text:line-break/>ostré listy.<text:line-break/>Bronzové křeslo &gt; Kdo si do něj sedne, uslyší<text:line-break/>myšlenky všech, co na něj právě myslí. Ideální<text:line-break/>pro posun osobních příběhů postav.<text:line-break/><text:line-break/>12<text:line-break/><text:line-break/>Ve středu místnosti se vznáší střepy dvou o<text:line-break/>sebe rozbitých teleportačních orbů, kolem<text:line-break/>kterých se utvořily tři portály &gt; Jsou křehké a<text:line-break/>dají se vypnout pohnutím střepy.<text:line-break/>1. Nacistický bunkr za druhé světové války<text:line-break/>2. Jednotka vesmírných mariňáků brání<text:line-break/>pouštní základnu proti vetřelcům.<text:line-break/>3. Létající pirátská loď v astrálním moři<text:line-break/>Při hluku sem vejde alchymista z 13.<text:line-break/>Iluzorní stěna &gt; Průchod velikosti dveří. Vede k<text:line-break/>orbu, co teleportuje do 17.<text:line-break/><text:line-break/>13<text:line-break/>Alchymista Egil &gt; Vyhublý, blonďaté dredy, jedno oko kočičí. Splete si družinu s experimentálními dobrovolníky a začne nadšeně vysvětlovat,<text:line-break/><text:soft-page-break/>jak z nich udělá superlidi. Pokud by došlo k boji,<text:line-break/>pokusí se zaklínadlem povolat vetřelce z portálu ve 12<text:line-break/>Parou poháněná laboratoř &gt; Soustava trubek,<text:line-break/>hadic, kotlů a baněk s naloženými kusy všemožných monster, postavená okolo křesla, které<text:line-break/>dokáže bolestivou procedurou (náhodně) trvale přidat<text:line-break/>1. Schopnost při pohledu do očí číst myšlenky. Bohužel oboustranně.<text:line-break/>2. Nadlidskou sílu doprovázenou záchvaty<text:line-break/>vzteku.<text:line-break/>3. Změnu rasy (1 – kočičí člověk, 2 – ještěrec,<text:line-break/>3 – ptákohlav, 4 – taurus)<text:line-break/>4. Posmrtnou regeneraci. Nově oživené tělo<text:line-break/>je vždy o něco slabší než to předchozí.<text:line-break/><text:line-break/>Teleportační orb &gt; vede do 7.<text:line-break/><text:line-break/>39<text:line-break/><text:line-break/></text:p>
      <text:p text:style-name="P35">č. 45 | srpen 2014<text:line-break/><text:line-break/>Stůl zaházený papíry a pergameny &gt; Nesrozumitelné nákresy ke stavbě laboratoře v 13.<text:line-break/>Postel &gt; Kvalitní látky, nikdy neprané.<text:line-break/>Šatník &gt; Čtyři pláště identické s tím, co měl Egil<text:line-break/>na sobě, a jedna podprsenka.<text:line-break/>Truhlice &gt; 20 zlaťáků, 65 stříbrňáků, 15 měďáků,<text:line-break/>lektvar odolnosti proti magii, lektvar nahrazující dvě noci spánku, hůlka k sesílání magických<text:line-break/>střel (při každém použití hoď 1k10, při jedničce<text:line-break/>se vybije) a druhá identická hůlka (vadná, při<text:line-break/>prvním použití vybuchne).<text:line-break/><text:line-break/>Oživlá černá plátová zbroj &gt; Plní Marelokovy<text:line-break/>rozkazy. Přežije pád ke stropu.<text:line-break/>Dřevěný trůn &gt; Vyřezávaný tak, že vypadá jako<text:line-break/>z látek rozevlátých větrem. Mezi látkami je vymodelovaná dívka, zatlačením na její ňadra se<text:line-break/>otevírá tajná přihrádka. 140 zlaťáků a 12 rubínů.<text:line-break/>Čtyři prapory na steně po stranách trůnu &gt;<text:line-break/>Každý znázorňuje jednu školu magie ve stejném<text:line-break/>stylu, v jakém jsou označovány v magických<text:line-break/>univerzitách. Jsou také oživené a omotají se<text:line-break/>okolo kohokoli, kdo bude Mareloka ohrožovat.<text:line-break/>Podezřelé jsou tím, že se při gravitaci neotočí.<text:line-break/>Kulatý stůl s dřevěným modelem celého panství &gt; Nad Blosely se vznáší malý kovový orb.<text:line-break/>Lze jím pohnout kamkoli po mapě a táhne sebou ničivý bouřný mrak.<text:line-break/>Teleportační orb &gt; vede do 16.<text:line-break/><text:line-break/>16<text:line-break/><text:line-break/>18<text:line-break/><text:line-break/>14<text:line-break/>Prázdná cela<text:line-break/>Teleportační orb &gt; Nikam nevede.<text:line-break/><text:line-break/><text:soft-page-break/>15<text:line-break/><text:line-break/>Teleportační orb &gt; vede do 17.<text:line-break/><text:line-break/>17<text:line-break/>Vysoký strop, z kterého trčí dlouhé kovové<text:line-break/>bodce &gt; Celá místnost je zakletá. Po vyslovení<text:line-break/>slova „ecativarg“ se tu obrátí gravitace vzhůru<text:line-break/>nohama.<text:line-break/>Čaroděj Marelok &gt; Kouzelnická róba, prokletá<text:line-break/>dýka (paralyzuje) a amulet, co obaluje nositele ve žlutých šupinách pouštních ještěřích lidí<text:line-break/>včetně děsivé plazí tváře a přísavek na rukou i<text:line-break/>nohou. Je pološílený a chce pomstít svou ženu.<text:line-break/>V případném boji vysloví „ecativarg“ a udrží se<text:line-break/>ve svém trůnu díky ještěřím přísavkám.<text:line-break/><text:line-break/>21<text:line-break/>Kovová vana a vysoký džbán<text:line-break/>Šatník &gt; Cestovní oděv, šaty ke dvoru, žebrácké<text:line-break/>hadry a noční košile.<text:line-break/>Kamna &gt; Namísto ohně se jen otočí pákou a náhodné elektrické výboje vodu ohřejí.<text:line-break/><text:line-break/>Komora zarostlá mechem, plísní a houbami &gt;<text:line-break/>Většina z toho jedlá, na polici vedle dveří jsou<text:line-break/>nůžky, šrabka a tác.<text:line-break/><text:line-break/>19<text:line-break/>Police plné knih &gt; Beletrie i naučná, poznámky<text:line-break/>z výzkumů kouzel, luxusní psací souprava, zásoba kvalitního pergamenu.<text:line-break/><text:line-break/>20<text:line-break/>Velká postel<text:line-break/>Truhlice &gt; Uvězněný, stopu vysoký ďáblík. Marelok si ho povolal z pekel jako sluhu, ale není s<text:line-break/>jeho službami příliš spokojený. Ďáblík je vlezlý,<text:line-break/>snaživý a neskutečně nešikovný.<text:line-break/><text:line-break/><text:soft-page-break/>40<text:line-break/><text:line-break/></text:p>
      <text:p text:style-name="P35">č. 45 | srpen 2014<text:line-break/><text:line-break/>Haydenská tvrz<text:line-break/>Uriel<text:line-break/>Pravděpodobně s ním bude družina bojovat několikrát. Nekromant pokaždé použije jinou taktiku. Paralyzující magické střely, změnění se v<text:line-break/>mohutného krvavého golema, plošné ovládnutí<text:line-break/>mysli a podobné.<text:line-break/><text:line-break/>1<text:line-break/>Z ochozu nad branou visí v řetězech tři lebky &gt; Skřípají zuby, a kdykoli někdo vkročí na<text:line-break/>nádvoří, chrastivě se smějí.<text:line-break/>Nádvoří s rozrytými zbytky dlažby &gt; Poseté kostmi, hadry a kusy zničeného či zrezlého<text:line-break/>vybavení.<text:line-break/><text:line-break/>Dřevěná stáj &gt; Ztrouchnivělá. Uvnitř stojí nehybný kostěný kůň, který ožije a zaútočí jedině<text:line-break/>v sebeobraně.<text:line-break/>Kamenná studna &gt; Dřevěné vědro na dlouhém<text:line-break/>laně. Pouze díra do 13 ve sklepení, kde je skutečná studna umístěná.<text:line-break/>Na bok převrácený vůz &gt; Jeden prázdný sud,<text:line-break/>chybí přední kola.<text:line-break/>Hradní ochozy &gt; 4 ležící kostlivci s luky. Přístupné z žebříků u věže a po stranách stáje.<text:line-break/>Věž &gt; Ohořelý kostlivec s mečem. Páka a naviják<text:line-break/>k ovládání mřížové brány.<text:line-break/>Zbrojnoši zavěšení na kůlech &gt; Na vrcholcích<text:line-break/>kůlů jsou vozová kola, ze kterých visí mrtvoly<text:line-break/>Reaganiných (viz Drby) spolubojovníků v plátových zbrojích.<text:line-break/>Nejsou uvázáni pevně, a pokud se k nim někdo<text:line-break/>přiblíží, zapadne sekundární brána z trámových<text:line-break/>mříží a umrlci i kostlivci ožijí a zaútočí. Jedna<text:line-break/>příčka je rozsekaná a dovoluje hubeným a neobrněným postavám uniknout.<text:line-break/><text:line-break/>2<text:line-break/>Chlív s hliněnou podlahou<text:line-break/>Džbán s rudým tulipánem<text:line-break/><text:soft-page-break/><text:line-break/>3<text:line-break/>Zašlá bílá omítka, valená klenba, dřevěná<text:line-break/>podlaha<text:line-break/>Nápis na stěně „Tohle není konec! Však ona<text:line-break/>mě bude milovat!“ &gt; Zdá se být naškrábané<text:line-break/>dýkou.<text:line-break/><text:line-break/>41<text:line-break/><text:line-break/></text:p>
      <text:p text:style-name="P35">č. 45 | srpen 2014<text:line-break/><text:line-break/>4<text:line-break/>Rozlámaný nábytek &gt; Komody, židle, lavice.<text:line-break/>Hromada harampádí &gt; Prosté šaty, vidle, lopaty, krumpáč, několik motyk, kolovrat.<text:line-break/><text:line-break/>5<text:line-break/>Beznohý kostlivec &gt; Posunuje se po stolech a<text:line-break/>děravou konví zalévá květiny.<text:line-break/>Pod okny stoly s bylinami &gt; Jedovaté, léčivé i<text:line-break/>jiné. Pro alchymistu hodnota kolem 30 zlatých.<text:line-break/>Zpoza dveří 6. se ozývá hlasitá recitace &gt; Čaroděj by poznal, že jde o konec reanimačního<text:line-break/>rituálu.<text:line-break/><text:line-break/>6<text:line-break/>V kruhu modrého ohně stojí urostlý orkský<text:line-break/>válečník &gt; Dřevěnokostěná zbroj, masivní sekera, šíp skrz krk.<text:line-break/>Nekromant Uriel stojí za ním &gt; Sotva třicet let,<text:line-break/>bledý, černá róba a sandále. Klíč.<text:line-break/><text:line-break/>7<text:line-break/>Na hromadu naskládané rakve &gt; Různě drahé,<text:line-break/>různě velké, až na jednu prázdné. Ta je plná dětských koster, mezi kterými prolézají stopu dlouzí červi s paralyzujícím jedem.<text:line-break/><text:line-break/>8<text:line-break/>Šatní skříň &gt; Prázdná<text:line-break/>Koberec s propáleným středem &gt; Světle modrý, na stropě nad ním je černožlutá stopa po<text:line-break/>spáleném tuku. Pod kobercem je runový kruh,<text:line-break/><text:line-break/>který spálí na kost kohokoli, kdo jím projde<text:line-break/>(k neutralizaci stačí porušit křídu)<text:line-break/>Za dveřmi schody do suterénu &gt; Průvan a zápach horkého loje.<text:line-break/>Pokud družina neprozkoumala 6., měl by je dohnat nemrtvý ork a nekromant.<text:line-break/><text:line-break/><text:soft-page-break/>9<text:line-break/>V podlaze zapuštěná vana z keramických<text:line-break/>kachlí &gt; Na dně je půl stopy studené narůžovělé vody<text:line-break/>Kovová kamna s hrncem vody &gt; Vývod kouře<text:line-break/>je protažen puklinou ve skále, kterou je vidět<text:line-break/>ven za tvrz.<text:line-break/><text:line-break/>10<text:line-break/>Regál se zásobami jídla &gt; Převážně sušené hovězí a pohanková mouka.<text:line-break/>Stěna obložená až ke stropu dřevem na<text:line-break/>podpal<text:line-break/><text:line-break/>Neohraněné ohniště, v němž stojí baňatý kotel s vroucím tukem &gt; Lze snadno převrhnout.<text:line-break/>Stolek se svícemi &gt; Smrdí a nejsou příliš<text:line-break/>kvalitní.<text:line-break/><text:line-break/>13<text:line-break/>Masivní dubové dveře &gt; Zamčené Urielovým<text:line-break/>klíčem.<text:line-break/>Pod kruhovou dírou ve stropě je studnice<text:line-break/><text:line-break/>14<text:line-break/>Pokud jste Uriela zabili, tak tu teď stojí a řve<text:line-break/>na dva kostlivce, aby vás šli zastřelit &gt; Těžké<text:line-break/>kuše a kuchařské čepice.<text:line-break/>Kovová kamna &gt; Vlažná, nedochucená hovězí<text:line-break/>polévka.<text:line-break/>Hromádka kuchyňského vybavení v rohu &gt;<text:line-break/>Pánev, hrnec, naběračka, cedník, shnilá cibule.<text:line-break/><text:line-break/>15<text:line-break/><text:line-break/>Jehlami pokrytý dobrman s koženou maskou<text:line-break/>&gt; Je uvázán řetězem a přes masku nemůže ani<text:line-break/>kousat ani štěkat, přesto je agresivní. Pokud mu<text:line-break/>masku sundáte, uklidní se. Kdo mu vytrhá všechny jehly, k tomu přilne a bude ho následovat.<text:line-break/><text:line-break/><text:soft-page-break/>Svalnatá bruneta Baia na seně &gt; Zesláblá,<text:line-break/>bledé stopy na hrudi, rudá alergická reakce na<text:line-break/>končetinách, prořídlé vlasy, přeš nateklý jazyk<text:line-break/>nemůže mluvit a je okovem připevněná k podlaze. Uriel na ní testoval lektvary lásky. Poslední<text:line-break/>zabral, ale přes nateklý jazyk to nevyšlo dostatečně najevo.<text:line-break/><text:line-break/>12<text:line-break/><text:line-break/>16<text:line-break/><text:line-break/>Kostlivec ve špinavé zástěře, v ruce sekáček &gt;<text:line-break/>Zpracovává kravský tuk v loj a vyrábí svíce.<text:line-break/>Dva sudy &gt; Plné kusů krav včetně vnitřností.<text:line-break/><text:line-break/>Snědá Martiana přivázaná ke stolu &gt; Nohy pořezané, záda pokrytá voskem, pruhované pozadí, nateklý ret a kolíček na levé bradavce.<text:line-break/><text:line-break/>11<text:line-break/><text:line-break/>42<text:line-break/><text:line-break/></text:p>
      <text:p text:style-name="P35">č. 45 | srpen 2014<text:line-break/>Stojany s lehčími mučícími nástroji &gt; Důtky,<text:line-break/>kolíčky, provazy, jehly, roubík, řemeny, rákoska<text:line-break/>a pás cudnosti.<text:line-break/><text:line-break/>17<text:line-break/>Na kopci polštářů a dek spí drobná, vyhublá<text:line-break/>rusovláska Tolka &gt; Oranžový lektvar má napojený přímo do žíly; funguje jako výživa i jako uspávadlo. Pod poslštáři je schovaná lokalizační<text:line-break/>mince do páru s Katliinou (viz Setkání v Trosské<text:line-break/>pláni).<text:line-break/>Noční stolek se dvěma knihami &gt; První je sbírka romantických básní. Druhá je Urielův deník;<text:line-break/>popisuje, jak mu [vlož nějakou ženu, co postavy<text:line-break/>znají v Trossu] zlomila srdce.<text:line-break/><text:line-break/>18<text:line-break/>Pokované dveře &gt; Zamčené Urielovým klíčem.<text:line-break/>Baculatá blondýnka Emma &gt; Nadšená svou<text:line-break/>šancí k úniku ihned začně družinu přesvědčovat, že Uriel nelze zabít, ať ihned utíkají.<text:line-break/>Postel s nebesy &gt; Růžové závoje a příliš měkká<text:line-break/>matrace.<text:line-break/>Růžové dekorace rozvěšené po stěnách &gt; Závěsy, krajky, koberce, šaty.<text:line-break/>Truhlice &gt; Panenky, šaty, hlavolamy, líčidla.<text:line-break/>Stolek se stříbrným podnosem a sladkostmi<text:line-break/>&gt; Čokoláda, lízátka, mošt, štrůdl.<text:line-break/><text:line-break/>19<text:line-break/>Mrtvá dívka na podlouhlém stole &gt; Je na několika místech pečlivě sešitá a ovázaná. Má otevřený hrudník a srdce zalité v modré substanci.<text:line-break/><text:line-break/>Vysoký stůl s náčiním &gt; Skalpely, obvazy, jehly,<text:line-break/>pila.<text:line-break/>Jedna stěna je dřevěná a pokrytá pergameny<text:line-break/>s nákresy lidské anatomie a nekromantských<text:line-break/>zaklínadel &gt; Prkna zakrývají tajnou chodbu do<text:line-break/>20.<text:line-break/><text:line-break/><text:soft-page-break/>20<text:line-break/>Magicky uzamčené dveře &gt; Nemají zámek<text:line-break/>a s každým úspěšným i neúspěšným pokusem o vyražení vystřelí výboj energie. Čaroděj<text:line-break/>může kouzlo rozplést tak, že porazí vypravěče<text:line-break/>v piškvorkách.<text:line-break/>Potrhaný zelený koberec od dveří až ke<text:line-break/>schodům<text:line-break/>Ve stěně po pravé straně je metr zdiva nahrazen jílem &gt; V hlíně je schovaný kostlivec, připraven bodnout nicnetušícího vetřelce do zad.<text:line-break/><text:line-break/>21<text:line-break/>Pokud jste Uriela zabili nahoře i v 16, tak tu<text:line-break/>stojí připraven vyjednávat &gt; Nebojí se o svůj<text:line-break/>život, ale o svůj výzkum. Boj v laboratoři nechce.<text:line-break/>Vyzve postavy, ať si vezmou ženy a odejdou.<text:line-break/>Na stěně visí polovyschlý stařec lord Hayden<text:line-break/>popsaný drobnými runami &gt; Z řezných ran na<text:line-break/>chodidlech pomalu odkapává modrá tekutina<text:line-break/>do připravené nádoby. Když ho pozorně vnímáte, téměř neslyšně opakuje: „Zabij mne.“<text:line-break/>Regál s knihami &gt; Čestné místo má grimoár<text:line-break/>(kouzlo oživení mrtvého, tvář hrůzy a mluvení s mrtvými). Zbytek jsou svazky o anatomii a<text:line-break/>historii.<text:line-break/><text:line-break/>Čistý stůl &gt; Pod ním rozházené konopné papíry<text:line-break/>a střepy. Na jednom je návod k lektvaru lásky.<text:line-break/>Na dalším zmiňuje, že druhé zrcadlo nechá odvést do Trossu.<text:line-break/>Alchymistické vybavení &gt; Kompletní destilační výbava, hmoždíř, kufříky na transport.<text:line-break/>Železem tvrzené dveře do 22 &gt; Zamčené Urielovým klíčem.<text:line-break/><text:line-break/>22<text:line-break/>Modré zrcadlo &gt; Skleněné, po povrchu neustále stéká vrstva modré tekutiny, ale nikdy neukápne na zem. Kdykoli Uriel zemře, vyleze jeho<text:line-break/>nová kopie ze zrcadla.<text:line-break/>Postel &gt; Pohodlná matrace, kožešinová<text:line-break/>přikrývka.<text:line-break/><text:soft-page-break/>Dvě skříně &gt; V první jezdecké boty, náhradní<text:line-break/>oblečení. V druhé tajný vchod do 19.<text:line-break/>Truhlice &gt; Koňské sedlo, 137 zl, 98 st, 39 md,<text:line-break/>lektvar nenápadnosti, stříbrná korunka, amulet<text:line-break/>s bronzovou koňskou hlavou (ovládá neúnavného nemrtvého koně ve stáji).<text:line-break/><text:line-break/>43<text:line-break/><text:line-break/></text:p>
      <text:p text:style-name="P35">č. 45 | srpen 2014<text:line-break/><text:line-break/>Třináctá šachta stříbrných<text:line-break/>dolů<text:line-break/>1<text:line-break/>Vodní plocha &gt; Temná, neprůhledná a hluboká<text:line-break/>desítky metrů. Tlusté rudé pijavice, které zraňují zdravé a léčí zraněné. Obří chapadlovitá bestie spí několik metrů pod hladinou.<text:line-break/>Lano &gt; Uvázané ke sloupku kovového harampádí ve výklenku několik metrů od břehu. Při zatažení je šance 2z6, že vzniklý hluk přiláká chapadlovitou bestii, a šance 2z6, že přiláká trolla<text:line-break/>z 3.<text:line-break/>Dřevěná bariéra do 5 &gt; Hlídaná gobliny z druhé<text:line-break/>strany. Plná děr pro kopí.<text:line-break/><text:line-break/>2<text:line-break/>Kosti &gt; Lidské, gobliní i zvířecí, některé rozlámané a požvýkané.<text:line-break/>Vysoké stoupající stupně &gt; Porostlé jedlým<text:line-break/>mechem. V mechu velké čtyřprsté stopy a otisky<text:line-break/>kloubů (jako od gorily).<text:line-break/><text:line-break/>3<text:line-break/>Troll &gt; Mohutný, čtyřruký trollí mutant. Rychlá regenerace všech zranění nezpůsobených<text:line-break/>ohněm a kyselinou.<text:line-break/>Pečlivě vystavený sloupec zkrvaveného vybavení &gt; Důlnické, gobliní i dobrodružné, bohužel<text:line-break/>žádné cennosti. Jen pod zohýbanou plátovou<text:line-break/>zbrojí je skrytý magický bronzový štít s relié-<text:line-break/><text:line-break/>fem vousaté tváře se zavřenýma<text:line-break/>očima. Je to podobizna Garhaza, pověstného černokněžníka.<text:line-break/>Při pronesení jeho jména se oči<text:line-break/>otevřou a ten, kdo do nich pohlédne, propadne panickému<text:line-break/>strachu.<text:line-break/><text:line-break/>4<text:line-break/>Hnízdo malé zdivočelé gobliní holčičky &gt; Chová se jako agresivní opice. V jejím doupěti je<text:line-break/><text:soft-page-break/>nakradeno 40 zlaťáků, 112 stříbrňáků a dva tucty drobných<text:line-break/>šperků (celkově 3k20 zlaťáků).<text:line-break/><text:line-break/>5<text:line-break/>Osm goblinů &gt; Lehké zbroje a<text:line-break/>kopí. Jeden z nich má vlčí tlamu trčící z hrudi, jeden další má<text:line-break/>pevné šupiny a další má namísto<text:line-break/>krve kyselinu.<text:line-break/>Improvizovaná balista a barikády s bodci<text:line-break/><text:line-break/>6<text:line-break/>U stěny uvázaní tři důlníci &gt;<text:line-break/>Slabí a zoufalí. Jeden z nich je<text:line-break/>porostlý hustou srstí a prosí o<text:line-break/>smrt. Údajně byl vystaven nějaké zelené břečce.<text:line-break/>Ohniště s kotlem &gt; Ve vývaru<text:line-break/>kusy důlníků.<text:line-break/><text:line-break/>44<text:line-break/><text:line-break/></text:p>
      <text:p text:style-name="P35">č. 45 | srpen 2014<text:line-break/><text:line-break/>7<text:line-break/>Hromada rozličného harampádí<text:line-break/>Pracovní stůl plný vynálezů &gt; Rukavice s připevněnými čepelemi na kloubech, velká kuše<text:line-break/>na střelbu dřevěných bodců a několikery zjevně<text:line-break/>nedokončené rozřezané dudy.<text:line-break/><text:line-break/>8<text:line-break/>Vrásčitý gobliní šaman pokrytý pijavicemi z 1<text:line-break/>&gt; Drzý, vesmeš nepohyblivý, nebude bojovat.<text:line-break/>Tvrdí, že kdo ho zabije, zemře. Když zemře, jeho<text:line-break/>tělo se rozzáří a povolá tři metrové krvežíznivé<text:line-break/>démony.<text:line-break/>Podlaha chodby i místnosti je naplněná bahnem &gt; Při šamanově smrti ztuhne jako cement.<text:line-break/><text:line-break/>9<text:line-break/>Chodba vedoucí nad stropem 1 &gt; Část podlahy je iluzorní. Kdyby jí někdo propadl do vody,<text:line-break/>probudí chapadlovitou bestii.<text:line-break/><text:line-break/>10<text:line-break/>Prázdná místnost &gt; Při výraznějším hluku troll<text:line-break/>z 3 rozrazí kamenou bariéru postavenou gobliny a zaútočí.<text:line-break/><text:line-break/>11<text:line-break/>Nad vstupními dveřmi je připraven kastrol<text:line-break/>plný jedovatých brouků &gt; Spadne na prvního,<text:line-break/>kdo neopatrně projde.<text:line-break/>Tři kamenné stojany &gt; Na nich dort, váza a<text:line-break/>vycpaný králík. Všechno naplněné jedovatými<text:line-break/><text:line-break/>brouky.<text:line-break/>Balvan &gt; Pod ním uvězněná malá opečovávaná<text:line-break/>kolonie jedovatách brouků.<text:line-break/><text:line-break/>12<text:line-break/><text:soft-page-break/>Nehybný nemrtvý ogr &gt; Zaútočí, jen pokud se<text:line-break/>postavy přiblíží nebo zaútočí první. V břiše má<text:line-break/>zašité tři zombie gobliny.<text:line-break/><text:line-break/>13<text:line-break/>Oblá a dokonale hladká kovová stěna &gt; Při<text:line-break/>dotyku se v ní otevře malé okénko s digitálním<text:line-break/>displayem. Na něm se zjeví animace muže, jak<text:line-break/>usedá s jídlem na lavici a usíná. Syntetický hlas<text:line-break/>se ptá: „Co uděláte? a) Zabijete muže a sníte ho<text:line-break/>b) Ukradnete mu jídlo a sníte ho c) Vzbudíte ho<text:line-break/>a popřejete mu dobrou chuť.“ Pokud odpovíte<text:line-break/>a) nebo b), okénko se zavře. Pokud odpovíte c),<text:line-break/>zjeví se následující sudoku. Po jeho vyřešení se<text:line-break/>v kovové stěně otevřou dveře.<text:line-break/>.<text:line-break/><text:line-break/>8<text:line-break/><text:line-break/>1<text:line-break/><text:line-break/>7<text:line-break/><text:line-break/>.<text:line-break/><text:line-break/>.<text:line-break/><text:line-break/>6<text:line-break/><text:line-break/>.<text:line-break/><text:line-break/>5<text:line-break/><text:line-break/>7<text:line-break/><text:line-break/>.<text:line-break/><text:line-break/>.<text:line-break/><text:line-break/><text:soft-page-break/>.<text:line-break/><text:line-break/>.<text:line-break/><text:line-break/>.<text:line-break/><text:line-break/>.<text:line-break/><text:line-break/>4<text:line-break/><text:line-break/>.<text:line-break/><text:line-break/>2<text:line-break/><text:line-break/>.<text:line-break/><text:line-break/>.<text:line-break/><text:line-break/>.<text:line-break/><text:line-break/>.<text:line-break/><text:line-break/>6<text:line-break/><text:line-break/>7<text:line-break/><text:line-break/>1<text:line-break/><text:line-break/>9<text:line-break/><text:line-break/>3<text:line-break/><text:line-break/>.<text:line-break/><text:line-break/>.<text:line-break/><text:line-break/>.<text:line-break/><text:line-break/>6<text:line-break/><text:soft-page-break/><text:line-break/>.<text:line-break/><text:line-break/>5<text:line-break/><text:line-break/>.<text:line-break/><text:line-break/>.<text:line-break/><text:line-break/>5<text:line-break/><text:line-break/>8<text:line-break/><text:line-break/>4<text:line-break/><text:line-break/>.<text:line-break/><text:line-break/>3<text:line-break/><text:line-break/>9<text:line-break/><text:line-break/>6<text:line-break/><text:line-break/>.<text:line-break/><text:line-break/>.<text:line-break/><text:line-break/>.<text:line-break/><text:line-break/>7<text:line-break/><text:line-break/>.<text:line-break/><text:line-break/>2<text:line-break/><text:line-break/>.<text:line-break/><text:line-break/>.<text:line-break/><text:line-break/><text:soft-page-break/>.<text:line-break/><text:line-break/>8<text:line-break/><text:line-break/>8<text:line-break/><text:line-break/>7<text:line-break/><text:line-break/>3<text:line-break/><text:line-break/>6<text:line-break/><text:line-break/>.<text:line-break/><text:line-break/>.<text:line-break/><text:line-break/>.<text:line-break/><text:line-break/>.<text:line-break/><text:line-break/>4<text:line-break/><text:line-break/>.<text:line-break/><text:line-break/>1<text:line-break/><text:line-break/>.<text:line-break/><text:line-break/>.<text:line-break/><text:line-break/>.<text:line-break/><text:line-break/>.<text:line-break/><text:line-break/>.<text:line-break/><text:line-break/>.<text:line-break/><text:line-break/>6<text:line-break/><text:soft-page-break/><text:line-break/>6<text:line-break/><text:line-break/>.<text:line-break/><text:line-break/>9<text:line-break/><text:line-break/>.<text:line-break/><text:line-break/>.<text:line-break/><text:line-break/>4<text:line-break/><text:line-break/>3<text:line-break/><text:line-break/>5<text:line-break/><text:line-break/>.<text:line-break/><text:line-break/>14<text:line-break/>Dva svázaní důlníci &gt; Slabost, roubíky, stopy<text:line-break/>po pijavicích, horečka.<text:line-break/>Prázdný kožený vak<text:line-break/><text:line-break/>15<text:line-break/>Nákladní prostor vesmírné lodi &gt; V případě<text:line-break/>ohně (např. pochodně) uzavře všechny východy<text:line-break/>a na několik minut vysaje vzduch z místnosti.<text:line-break/>Bedny &gt; Jsou ocelové a zapečetěné.<text:line-break/>Ve stěně je červená skříňka &gt; Obsahuje dýchací masku (náplň na 60 minut) a léčivou pěnu ve<text:line-break/>spreji (náplň na tři použití).<text:line-break/><text:line-break/>16<text:line-break/>Muž v oranžové přiléhavé uniformě &gt; Leží<text:line-break/>v bezvědomí. Probere se při otevření dvěří. Je<text:line-break/>to android, který věří, že lidé jsou nižší forma života a měli by sloužit, nebo být vyhlazeni. On<text:line-break/>způsobil ztroskotání lodi.<text:line-break/><text:soft-page-break/>Motor &gt; Nefunkční. Schází mu zdroj energie.<text:line-break/><text:line-break/>17<text:line-break/>Křeslo pilota a ovládací panel &gt; Všechno vyjma umělé inteligence palubního počítače a<text:line-break/>varování o nedostatku energie je vypnuté. Počítač se vás pokusí přesvědčit, abyste mu přinesli<text:line-break/>zdroj energie pro pokračování v cestě. Nasměroval pád lodi k nejbližsímu zdroji, který sensory našly, takže musí být poblíž.<text:line-break/>Cryopad &gt; Muž v modré přiléhavé uniformě,<text:line-break/>zmrazený za oválným sklem.<text:line-break/><text:line-break/>45<text:line-break/><text:line-break/></text:p>
      <text:p text:style-name="P35">č. 45 | srpen 2014<text:line-break/>Ve stěně je červená skříňka &gt; Obsahuje laserový blaster (člověku způsobí menší zranění než<text:line-break/>šíp, ale stříli několikanásobně rychleji; baterie<text:line-break/>vydrží na 50 výstřelů) a opasek s maskovacím<text:line-break/>zařízením (baterie na 10 minut neviditelnosti).<text:line-break/><text:line-break/>18<text:line-break/>Šest goblinů &gt; Kyje a oštěpy. Jeden z nich má<text:line-break/>zvětšenou hlavu s výraznými zelenými žilami.<text:line-break/>Je ozbrojen plamenometem, který se podobá<text:line-break/>dudám, a snaží se ostatní přesvědčit, aby přestali poslouchat Matku.<text:line-break/>Ohniště<text:line-break/>Podél stěn slamníky<text:line-break/><text:line-break/>19<text:line-break/>Na hácích ze stropu zavěšená vykuchaná těla<text:line-break/>psů a důlníků<text:line-break/>Tajné kamenné dveře vedou do 22<text:line-break/><text:line-break/>20<text:line-break/>Organické stěny &gt; Krvácejí z řezných ran. Pokud jim pomůžete (kouzlem, lektvarem, zašitím,<text:line-break/>vymytím apod.), místnost zrůžoví a začne vás<text:line-break/>poslouchat. Otevírat „dveře“, vypouštět léčivý<text:line-break/>nebo smrtelný plyn apod.<text:line-break/><text:line-break/>21<text:line-break/>Obrovská gobliní matrona &gt; Morbidně obézní,<text:line-break/>tři páry prsů a rukou, čtyři nohy a ocas. Dokáže vykašlat a plivnout kyselinový chrchel až za<text:line-break/>propast.<text:line-break/><text:line-break/>Dva gobliní sluhové &gt; Mají dva kýble a polévají<text:line-break/>matronu zářivě zelenou tekutinou.<text:line-break/>Osm gobliních dětí &gt; Pobíhají kolem jako<text:line-break/>zvířata.<text:line-break/>Propast &gt; Stěny pokryté neuvěřitelně bohatými stříbrnými žilami, dno v nedohlednu, lze překročit po vratkém dřevěném můstku.<text:line-break/><text:soft-page-break/><text:line-break/>22<text:line-break/>Na dně dřevěného lavoru s vodou leží zářivě<text:line-break/>zelený chaotitový orb &gt; Všechna kouzla seslaná s pomocí orbu jsou výrazně silnejší. Každých<text:line-break/>sedm dní v jeho přítomnosti je šance na náhodnou mutaci. Orb by byl dostatečným zdrojem<text:line-break/>energie pro cestovatele v 17.<text:line-break/><text:line-break/>Whalenova krvavá vila<text:line-break/>Duchové<text:line-break/>Se všemi zdejšími duchy lze komunikovat. Mají<text:line-break/>různé malicherné problémy, co je tu drží. Když<text:line-break/>jim pomůžete, rozplynou se a dojdou klidu.<text:line-break/>Když je rozzuříte, zaútočí. Při vyptávání si všichni vzpomenou na svého vraha, paní Marion.<text:line-break/><text:line-break/>1 Hala<text:line-break/>Zombie &gt; Obtloustlý kuchař s rozseklou hlavou<text:line-break/>je ozbrojený sekáčkem a ihned útočí. Případný<text:line-break/>hluk boje vyprovokuje zombie z obrazárny.<text:line-break/>Mozaika na podlaze &gt; Jezdci a lovečtí psi na<text:line-break/>honu.<text:line-break/>Sochy po stranách &gt; Muž s knírem a v kyrysu a<text:line-break/>žena s dlouhými šaty.<text:line-break/>Stojan se zbraněmi &gt; Štít, tři kopí, kuše, sekyra.<text:line-break/><text:line-break/>2 Dílna<text:line-break/>Ponk &gt; Svěrák, pilník, hřebíky, kladivo, pila.<text:line-break/>Sudy, bedny, pytle &gt; Olej, svíce, mouka, pivo,<text:line-break/>hadrová panenka s cylindrem.<text:line-break/><text:line-break/>3 Pokoj služebnictva<text:line-break/>Duch chlapce &gt; Zrzek, který má kolem krku rudou stopu po škrcení, pláče, že zemřel dřív, než<text:line-break/>si stihl sáhnout na ženskou.<text:line-break/>Postele &gt; Jen slaměné matrace, pod polštářem<text:line-break/>hanbatý obrázek.<text:line-break/>Skříňky &gt; Osobní věci zrzka a kuchaře, levné<text:line-break/><text:soft-page-break/>oblečení, 12 stříbrňáků, 30 měďáků.<text:line-break/><text:line-break/>46<text:line-break/><text:line-break/></text:p>
      <text:p text:style-name="P35">č. 45 | srpen 2014<text:line-break/><text:line-break/>4 Kuchyně<text:line-break/>Duch kuchaře &gt; Se sekáčkem v hlavě zmateně<text:line-break/>hledá svůj sekáček.<text:line-break/>Kamna &gt; Keramická pec s přilehlou dřevěnou<text:line-break/>pracovní deskou zacákanou od krve.<text:line-break/>Velký a malý lavór<text:line-break/>Regál &gt; Zavařeniny, salámy, med, koření.<text:line-break/>Skříně &gt; Čajový set, hrnce, pánev, cínové<text:line-break/>nádobí.<text:line-break/><text:line-break/>5 Jídelna<text:line-break/><text:line-break/>Krb &gt; Velký, kamenný, s roštem ke grilování.<text:line-break/>Dlouhý jídelní stůl &gt; 8 židlí a vyšívaný lesklý<text:line-break/>ubrus s hustými třásněmi pokrytý bohatou hostinou nyní již shnilého masa a ovoce.<text:line-break/>Při pronesení hesla „ubrousku, prostři se“ se na<text:line-break/>něm zhmotní vydatná hostina. Kdokoli z ní pojí,<text:line-break/>bude následující noc náměsíčně provádět rituál<text:line-break/>ke spojení s démony.<text:line-break/><text:line-break/>6 Obrazárna<text:line-break/>Tři zombie &gt; Chlapec s lanem kolem krku, popálený herec, nahý lord s knírem a dýkou v zádech. Při hluku v hale do 1k6 kol rozrazí dveře.<text:line-break/>Schodiště do druhého patra<text:line-break/>Obrazy &gt; Různé krajinomalby, šest velkých<text:line-break/>portrétů slavných hrdinů (cena 2k6 zlaťáků za<text:line-break/>jeden), za obrazem pod schody tajná cesta do<text:line-break/>sklepa.<text:line-break/><text:line-break/>47<text:line-break/><text:line-break/></text:p>
      <text:p text:style-name="P35">č. 45 | srpen 2014<text:line-break/><text:line-break/>7 Společenská místnost<text:line-break/><text:line-break/>11 Pokoj<text:line-break/><text:line-break/>14 Sklep<text:line-break/><text:line-break/>Duch holčičky &gt; Její vlasy a šatičky vlají jako<text:line-break/>pod vodou. Brečí, protože nemůže najít pana<text:line-break/>Klobouka.<text:line-break/>Kulatý stůl se čtyřmi židlemi<text:line-break/>Malý koberec před krbem<text:line-break/>Stojan na soupravu k vyšívání a stolička<text:line-break/><text:line-break/>Bar &gt; Jedna láhev vína, dvě láhve rumu, tři<text:line-break/>láhve koňaku, tabák.<text:line-break/>Otočná šachovnice s jedním křeslem<text:line-break/>Harfa<text:line-break/><text:line-break/>Zásoba topného dřeva<text:line-break/>Bedny a sudy &gt; Další domácí zásoby.<text:line-break/>Regály &gt; Desítky láhví vína, za regály schovaný rituální kruh pro pekelné volání, připravený<text:line-break/>k seslání i bez magického talentu, stačí kapka<text:line-break/>krve k aktivaci.<text:line-break/><text:line-break/>8 Pokoj pro hosta<text:line-break/>Duch herce &gt; Se spálenou horní polovinou těla<text:line-break/>včetně tváře se marně snaží nacvičovat svou roli<text:line-break/>překrásného svůdce.<text:line-break/>Vysoké zrcadlo<text:line-break/>Shořelý nábytek i okenice &gt; Zbytky postele,<text:line-break/>nočního stolku, malé truhlice a rozbité lucerny.<text:line-break/><text:line-break/>9 Koupelna<text:line-break/>Vana &gt; Plechová, naplněná neprůhlednou krémově mýdlovou vodou, zombie utopené holčičky zaútočí na prvního, kdo se nad vanu nakloní.<text:line-break/>Nočník &gt; Plechový, lesklý.<text:line-break/><text:soft-page-break/>Džbán &gt; Keramický, naplněný krémovým vonným olejem.<text:line-break/><text:line-break/>10 Dětský pokoj<text:line-break/>Postýlka<text:line-break/>Rozházené hračky<text:line-break/>Komoda &gt; Dětské oblečení, tříčlenná rodina z<text:line-break/>hliněných figurek.<text:line-break/>Stoleček<text:line-break/><text:line-break/>12 Ložnice<text:line-break/>Duch lorda Balia Whalena &gt; Nahý, zakrvácený<text:line-break/>a s majestátním knírem požaduje smrt své ženy,<text:line-break/>která mu při sexu bodla dýku do zad. Nemůže to<text:line-break/>kvůli manželskému slibu udělat sám.<text:line-break/>Paní domu Mariona Whalen &gt; Vyhublá, dehydrovaná a špinavá žena prosí o záchranu. Při<text:line-break/>konfrontaci přiznává, že všechny zabila. Ale jen<text:line-break/>proto, že někdo byl posedlý démonem a nebylo<text:line-break/>jak zjistit kdo.<text:line-break/>Postel &gt; Luxusní povlečení slepené litry zaschlé<text:line-break/>krve.<text:line-break/>Skříň &gt; Rozervané šaty, roztrhané dokumenty,<text:line-break/>rozlitý inkoust.<text:line-break/>Medvědí kožešina na podlaze<text:line-break/>Krb<text:line-break/><text:line-break/>13 Šatník<text:line-break/>Vysoké oválné zrcadlo<text:line-break/>Šatní skříně po stranách &gt; Kvalitní dámské<text:line-break/>i pánské šaty pro všechny příležitosti, jedna ze<text:line-break/>skříní má falešnou zadní stěnu a ukrývá dvě<text:line-break/>truhlice – 160 zlaťáků, 63 stříbrňáků, klenotnice s růženínovým náhrdelníkem a náušnicemi<text:line-break/>(4k10 zlaťáků), lektvary charismy a čtení myšlenek, dopis od knížete navrhující odstranění<text:line-break/>Dima Trata.<text:line-break/><text:line-break/>48<text:line-break/><text:soft-page-break/><text:line-break/></text:p>
      <text:p text:style-name="P35">č. 45 | srpen 2014<text:line-break/><text:line-break/>Trpasličí hrobka<text:line-break/>1<text:line-break/>Šedé gabrové stěny, vysoký strop s nízkou křížovou klenbou, známky trpasličí architektury.<text:line-break/>Obr z kopců &gt; Tlustý, smradlavý a hloupý. Bojí<text:line-break/>se magie.<text:line-break/>Zbytky a mršiny &gt; Ohlodané kosti goblinů a čehosi s blanitými křídly.<text:line-break/>Vytesaný nápis &gt; Trpasličími runami je psáno:<text:line-break/>„Zde leží bratři Bralin a Dragin, poslední bojovníci klanu Baragor.“<text:line-break/>Reliéf trpasličí tváře &gt; Při dotyku ožije a promluví. Je to mělký otisk charakteru veselejšího<text:line-break/>z bratrů. Věděl, že dříve či později si pro jeho bohatsví nějaký vykradač hrobek přijde, a rozhodl se dát ho jen tomu, kdo si jej zaslouží. Otočí<text:line-break/>se (je na otočných dveřích), když uhodnete tři<text:line-break/>hádanky.<text:line-break/>• Kdo to dělá, nechce to, kdo to koupí,<text:line-break/>nepotřebuje to, kdo to potřebuje, neví<text:line-break/>o tom. (rakev)<text:line-break/>• Když se temný elf narodí, má černé tělo,<text:line-break/>černé ruce, černé nohy, černou hlavu a<text:line-break/>jaké má zuby? (žádné)<text:line-break/>• Které slovo se v obecné řeči vždy píše nesprávně? (nesprávně)<text:line-break/><text:line-break/>2<text:line-break/>Reliéf Trpasličí tváře &gt; „Jen jedenkrát vládlo<text:line-break/>ve stejný čas osm trpasličích královen. Byla to<text:line-break/>doba míru a prosperity. Jak vzdělaní v historii<text:line-break/><text:line-break/>jste?“ Při odchodu varuje: „Za žádnou cenu nevstupujte do hrobky mého bratra. Není tak štědrý jako já.“<text:line-break/>Šachovnice s osmi sochami korunovaných<text:line-break/>trpaslic &gt; Pokud je hráči dokáží rozestavět tak,<text:line-break/>aby se mezi sebou neohrožovaly, otevřou se<text:line-break/>dveře do (3).<text:line-break/><text:line-break/>3<text:line-break/>Kamenný sarkofág &gt; „Pod horou hluboce sní<text:line-break/><text:soft-page-break/>Bralin Baragor.“ Uvnitř trpasličí kostra v pestrobarevných šatech.<text:line-break/>Tři stojany &gt; Kulatý štít, široký meč, těžká kuše,<text:line-break/>toulec normálních šipek, toulec stříbrných šipek, toulec ohnivých šipek, toulec otrávených<text:line-break/>šipek, tři výbušné šipky, těžký plášť, dvoje boty,<text:line-break/>velká kožená krosna, standarta klanu Baragor.<text:line-break/>Tři truhlice &gt; 65 zlatých, 850 stříbrných, 1230<text:line-break/>měděných, dlouhá dýmka míru, krabička tabáku (5 použití, evokuje důvěřivost a přátelskou<text:line-break/>atmosféru), vzácný lektvar trollí krve (napití nasytí dospělého muže na jeden den, ze zbytku se<text:line-break/>lektvar do dalšího dne sám doplní, při vypití do<text:line-break/>dna strávníka roztrhne v žaludku vyrostlý troll)<text:line-break/>a mnoho bezcenných memorabilií.<text:line-break/><text:line-break/>4<text:line-break/>Podél stěn stojící sarkofágy &gt; Spolubojovníci,<text:line-break/>panoši a služebnictvo. Ve dvou z nich se schovávají netopýří bestie. Kdyby došlo k boji, tak viz<text:line-break/>(6).<text:line-break/>Hromada bílého trusu &gt; Hraničář by podle<text:line-break/>toho poznal netopýří bestie.<text:line-break/><text:line-break/>5<text:line-break/>Runová kovadlina &gt; Pokud tu bude kovat zbraň<text:line-break/>skutečný kovář, vstoupí do ní jedna z trpasličích<text:line-break/>duší z (4).<text:line-break/>1. Hrot zbraně se vždy stáčí k největšímu<text:line-break/>množství zlata v okolí.<text:line-break/>2. Zbraň zraňuje elfy více než ostatní a září<text:line-break/>v jejich přítomnosti.<text:line-break/>3. Zbraň zraňuje gobliny více než ostatní a<text:line-break/>září v jejich přítomnosti.<text:line-break/>4. Údery této zbraně jsou nadpřirozeně silné.<text:line-break/>5. Zbraň zradí kohokoli, kdo se o ni nebude<text:line-break/>dobře starat; házej znovu.<text:line-break/>6. Zbraň každý den absorbuje od svého majitele jeden zlaťák; házej znovu.<text:line-break/>Kovářská výheň a nádrž na zchlazování<text:line-break/>Nízký stůl s nářadím &gt; Kladiva, kleště, kovářský<text:line-break/><text:soft-page-break/>nůž, svěrák, ocelové pruty.<text:line-break/>Kulatý poklop na ventilaci &gt; Sahá vysoko do<text:line-break/>skal. Průvan při otevření sfoukne všechny otevřené ohně krom pořádně rozpálené výhně.<text:line-break/><text:line-break/>6<text:line-break/>Trojice netopýřích bestií &gt; V případě odhalení<text:line-break/>jejich druhů v (4.), nebo když se někdo přiblíží<text:line-break/>na dohled, otevřou netopýří bestie ventilaci,<text:line-break/>aby zhasly všechny pochodně, a s paralyzujícím<text:line-break/>křikem se vrhnou do boje.<text:line-break/>Stůl s policí na balzamovací pomůcky<text:line-break/>Hromada kostí &gt; Goblini a různá horská zvířata.<text:line-break/>Kulatý poklop na ventilaci &gt; Sahá vysoko do<text:line-break/>skal. Průvan při otevření sfoukne všechny otevřené ohně.<text:line-break/><text:line-break/>49<text:line-break/><text:line-break/></text:p>
      <text:p text:style-name="P35">č. 45 | srpen 2014<text:line-break/><text:line-break/>7<text:line-break/><text:line-break/>11<text:line-break/><text:line-break/>Neopracovaný blok kamene<text:line-break/>Zpola dokončená socha trpaslíka<text:line-break/>Kladivo a sada majzlíků<text:line-break/><text:line-break/>Socha plačící trpaslice<text:line-break/>V kruhu okovů spoutaný nemrtvý<text:line-break/>trpaslík &gt; Žádné oči ani jazyk, všechny orgány vyjmuté, maso vyschlé,<text:line-break/>zakouslé do kostí jako pevná kožená<text:line-break/>zbroj. Vstoupí-li někdo do jeho komnaty, během několika okamžiků přetrhá řetězy a zaútočí.<text:line-break/><text:line-break/>8<text:line-break/>Odsud dál jsou šedé stěny protkané černými žilami.<text:line-break/>Polovina chodby oddělená dveřmi s nápisem &gt; „Pod horou bdí Dragin Baragor,<text:line-break/>střež se jeho bezesného odhodlání.“<text:line-break/>Rozleptaná mrtvola netopýří bestie &gt;<text:line-break/>Na podlaze přesně ve středu křižovatky je<text:line-break/>nášlapné tlačítko; při zmáčknutí se otevře<text:line-break/>jedna z dlaždic ve slepé uličce a vypustí<text:line-break/>do chodby mlžný kužel žíraviny.<text:line-break/><text:line-break/>9<text:line-break/>Stěny obložené štíty, kyrysy a zbraněmi všemožných tvarů a původů<text:line-break/>Na piedestalu leží kniha zášti &gt; Do takových knih se zapisují křivdy, aby se na<text:line-break/>ně nikdy nezapomnělo. Tahle má všechna<text:line-break/>jména přeškrtnutá. Zbylo jen Zalezar.<text:line-break/><text:line-break/>12<text:line-break/>Socha Dragina držící zářící sekeru &gt;<text:line-break/>Sekera je mocný artefakt pro boj s démony a je tím, co tu drží esenci démona Zalezara. Ukradnete-li ji, černé žíly<text:line-break/><text:soft-page-break/>v kameni ožijí a odplazí se ven, kde<text:line-break/>se zhmotní a uletí. S nově vzniklými<text:line-break/>puklinami se hrobka začne bortit.<text:line-break/>Utajené propadliště &gt; Přesně před<text:line-break/>trpaslíkem. Vede do tunelu, který se<text:line-break/>táhne až do díry v (10).<text:line-break/>4 kanopy &gt; Překrásné, porcelánové, dekorované zlatem a drahokamy<text:line-break/>(cena 4x50 zlaťáků).<text:line-break/><text:line-break/>10<text:line-break/>Tři metry hluboká díra plná zombií &gt;<text:line-break/>Všechno oběti z knihy zášti.<text:line-break/>Na stěně lze nahmatat tenkou spáru a<text:line-break/>vydloubnout blok kamene &gt; Za ním se<text:line-break/>schovává řetez, jímž lze spustit ze stropu<text:line-break/>vratký tajný most<text:line-break/><text:line-break/>50<text:line-break/><text:line-break/></text:p>
      <text:p text:style-name="P35">č. 45 | srpen 2014<text:line-break/><text:line-break/>Ziggurat<text:line-break/>1<text:line-break/>Kamenné stěny &gt; Při bližším prozkoumání je vidět, že v několika místech ve spárách jsou místa<text:line-break/>zapatlaná suchým bahnem. Skrývají otvory, ze<text:line-break/>kterých vystřelují kopí.<text:line-break/>Kamenná dlažba &gt; Některé dlaždice jsou<text:line-break/>nášlapné spouště pro kopí.<text:line-break/>Krvavá stopa &gt; Jen u jižního vchodu, vede do<text:line-break/>místnosti 3.<text:line-break/><text:line-break/>2<text:line-break/>Na stěnách jsou vypálené fleky a stopy sazí<text:line-break/>Hliněný golem &gt; Obchází chodbu pomalým<text:line-break/>krokem a jakékoli vetřelce sežehne plamenem<text:line-break/>z otvoru, který má namísto tváře.<text:line-break/>Pokud postavy způsobí jakýkoli hluk, začne<text:line-break/>se ze dveří do místnosti 10 ozývat škrábaní a<text:line-break/>tlumený nářek.<text:line-break/><text:line-break/>3<text:line-break/>Ještěrec &gt; Dřevěná zbroj, dva zahnuté nože. Má<text:line-break/>klíče ke dveřím do 10, 20 a polovinu klíče k 21.<text:line-break/>Vykuchaný panter zavěšený na hácích &gt;<text:line-break/>Při prozkoumání je vidět, že byl zabit mnoha<text:line-break/>kopími.<text:line-break/>Kožený vak s vnitřnostmi a měděný tác<text:line-break/>s masem.<text:line-break/>Několik bloků na východní stěně je spojených<text:line-break/>v tajné odsunutelné dveře.<text:line-break/>Spací pytel &gt; Lidská výroba.<text:line-break/><text:line-break/>4<text:line-break/><text:line-break/>8<text:line-break/><text:line-break/>Vaky a sudy s lidským vybavením a cenostmi<text:line-break/><text:soft-page-break/>&gt; Meče, nože, šípy, kuše, helmice, štíty, rybářské<text:line-break/>vybavení, sekyry, klenoty a cetky (cca 100 zlaťáků), 44 zlaťáků, 112 stříbrňáků, 234 měďáků.<text:line-break/><text:line-break/>Rudá trnitá koruna na kameném piedestalu &gt;<text:line-break/>Při nasazení ukáže cestu k nejbližšímu silnému<text:line-break/>místu moci. Není-li nositelem vyvolený, koruna<text:line-break/>způsobí trvalé fyzické následky.<text:line-break/><text:line-break/>5<text:line-break/><text:line-break/>9<text:line-break/><text:line-break/>Poloprůhledné metrové vejce &gt; Již prasklé a<text:line-break/>prázné. Vzdělanec s bestiářem by mohl určit,<text:line-break/>že se jedná o příliš brzy vylíhnutého zeleného<text:line-break/>draka.<text:line-break/>Podlaha je pokrytá zaschlým slizem.<text:line-break/><text:line-break/>Dvě hromádky vyschlých skarabů &gt; Černí po<text:line-break/>zapálení vydrží hořet silným žárem několik dní.<text:line-break/>Bílí po kontaktu s vodou absorbují teplo a pomalu mrazí, čeho se dotknou.<text:line-break/><text:line-break/>6<text:line-break/><text:line-break/>Hladoví nemrtví &gt; 5 lidských rybářů a 7 ještěrců, posekaní, zkrvavení.<text:line-break/><text:line-break/>Klínové písmo po stěnách &gt; Vyžaduje znalost<text:line-break/>ještěřího jazyka. Vypráví o koruně, co v dávných<text:line-break/>dobách ovlivnila běh světa. Může ji nosit pouze<text:line-break/>vyvolený a propůjčuje schopnost vycítit místa<text:line-break/>moci na velkou vzdálenost.<text:line-break/><text:line-break/>7<text:line-break/>Průsvitný, nehmotný a nehybný válečník s<text:line-break/>mosazným klíčem v břiše &gt; Socha se při dotyku zhmotní a zaútočí. Nikdy ovšem nevykročí z místnosti, jen se vrátí do středu, ztuhne a<text:line-break/>zprůsvitní.<text:line-break/>Měděná louč v detailně zdobeném trnitém<text:line-break/><text:soft-page-break/>držáku<text:line-break/>Dveře do další místnosti jsou zamčené a klíčovou dírku mají přesně ve středu pouze namalovanou &gt; Otevřou se, když na klíčovou dírku dopadne stín vržený klíčem z válečníka.<text:line-break/><text:line-break/>10<text:line-break/><text:line-break/>11<text:line-break/>Pod hromadou dalších mrvol leží tělo templáře v plátové zbroji &gt; Hlava leží opodál. Zbroj<text:line-break/>je prakticky nepoškozená a mistrovsky kovaný<text:line-break/>meč stále svírá v dlani. 20 zlaťáků v měšci, svatý<text:line-break/>symbol a kovový mandlový štít.<text:line-break/><text:line-break/>12<text:line-break/>Dveře vyžadují rybí klíč z 1. náhodného setkání v bažině<text:line-break/>Nízké stolky s různými měšci &gt; Zuby, prsty,<text:line-break/>uši, vlasy, cetky, 30 zlaťáků.<text:line-break/>Na stěnách všemožné trofeje &gt; Nejvzácnější<text:line-break/>jsou trollí srdce a zejména roh jednorožce, který<text:line-break/>má pro svůj magický potenciál obrovskou hodnotu mezi alchymisty.<text:line-break/><text:line-break/>51<text:line-break/><text:line-break/></text:p>
      <text:p text:style-name="P35">č. 45 | srpen 2014<text:line-break/><text:line-break/>13<text:line-break/>Kruhový kamenný stůl &gt;<text:line-break/>Jen zbytky jídla, smotaný řetez a bič.<text:line-break/>Retardovaný ještěrec &gt; Bederní rouška z listí, krátký<text:line-break/>oštěp, neschopnost řeci, jen<text:line-break/>šílený smích. Na krku řetez<text:line-break/>s klíči k 10, 14, 15 a polovinou<text:line-break/>klíče k 21.<text:line-break/><text:line-break/>14<text:line-break/>Prázdná cela<text:line-break/><text:line-break/>15<text:line-break/>Pomalu se roztékající dlažba v rohu &gt; Při úplné tichosti<text:line-break/>lze zaslechnout hmyzí cvakání. Pod povrchem je obří<text:line-break/>mravenec (velký jako osel)<text:line-break/>a postupě kyselinou rozpouští podlahu.<text:line-break/>Tři vězni schoulení v rohu<text:line-break/>místnosti &gt; Starší sběrač hub,<text:line-break/>jeho dcera a mladík z Trossu,<text:line-break/>který neustále blábolí o změně člověka v ještěra.<text:line-break/><text:line-break/>16<text:line-break/>6 obřích mravenců<text:line-break/>Královna obřích mravenců &gt; Přišla o své impérium a<text:line-break/>chce získat korunu z 8, aby<text:line-break/><text:line-break/>52<text:line-break/><text:line-break/></text:p>
      <text:p text:style-name="P35">č. 45 | srpen 2014<text:line-break/>našla místo k uhnízdení. Umí telepaticky komunikovat (robotí hlas).<text:line-break/><text:line-break/>17<text:line-break/>Tunel vedoucí na jih od ještěřího tábora<text:line-break/>do blat &gt; Prvních a posledních 20 metrů je<text:line-break/>zatopených.<text:line-break/><text:line-break/>18<text:line-break/>Tunel vedoucí do díry přímo ve středu ještěřího tábora &gt; Vyhazují tam výkaly, popel, kosti<text:line-break/>a další.<text:line-break/><text:line-break/>19<text:line-break/>Lidské knihy rozmáčené v mísách s vodou<text:line-break/>Z papírové kaše uplácaný srpek měsíce<text:line-break/><text:line-break/>20<text:line-break/>Bazén krve &gt; Pod hladinou spí gigantická anakonda ve službách dračího kultu.<text:line-break/>Otvor ve stropě přímo nad bazénem<text:line-break/><text:line-break/>k ovládání anakondy (druhý má anakonda<text:line-break/>v sobě). Ten, co vede rituál, je iluze.<text:line-break/>Trůn s nahou dívkou bez jediného chlupu či<text:line-break/>vlasu &gt; Bleděmodrá kaše z misky na opěradle<text:line-break/>ji činí povolnou a submisivní. Dívka je nedospělý zelený drak. Když ji někdo zabije nebo těžce<text:line-break/>zraní, roztrhne se její křehká forma a změní se<text:line-break/>v draka bez šupin, jen svaly a krev. Dokáže chrlit<text:line-break/>kyselinu.<text:line-break/>Ještěří kněz &gt; Odebírá dračí dívce krev a nutí<text:line-break/>lidské vězně ji pít. Někteří se změní v ještěrce a<text:line-break/>jsou vítáni. Ostatní jsou shozeni k anakondě.<text:line-break/>Deset ještěřích mnichů &gt; Bílé malování, pláště<text:line-break/>a kostěné nože.<text:line-break/><text:line-break/>Ještěrec jako hratelná rasa?<text:line-break/>Humanoid s protáhlou plazí tváří, pevnou<text:line-break/><text:soft-page-break/>zelenou nebo hnědou kůží a mohutným ještěřím ocasem. Při tvorbě postavy vyber dvě<text:line-break/>schopnosti:<text:line-break/>•<text:line-break/><text:line-break/>Regenerace<text:line-break/>Na rozdíl od lidí mohou jim znovu plně dorůst i ztracené orgány a končetiny.<text:line-break/><text:line-break/>•<text:line-break/><text:line-break/>Šupiny<text:line-break/>Tělo je pokryté silnou ochrannou vrstvou.<text:line-break/><text:line-break/>•<text:line-break/><text:line-break/>Čich<text:line-break/>Díky citlivému hadímu jazyku rozpoznáš<text:line-break/>bytosti i substance na velkou vzdálenost.<text:line-break/><text:line-break/>21<text:line-break/>Dveře vyžadují k otevření klíče obou strážců<text:line-break/>(ze 3 a 13).<text:line-break/><text:line-break/>22<text:line-break/>U stěny uvázaní tři lidé<text:line-break/>Trůn se sochou hlavního kněze &gt; Není to socha. Je pokrytý vrstvou ztuhlého bahna. U sebe<text:line-break/>má klíč z pyramidy a chrysopras (5k100 zl.)<text:line-break/><text:line-break/>•<text:line-break/><text:line-break/>Obojživelník<text:line-break/>Dokážeš libovolně dlouho dýchat pod<text:line-break/>vodou.<text:line-break/><text:line-break/>•<text:line-break/><text:line-break/>Jed<text:line-break/><text:soft-page-break/>Namísto normálních zubů máš dva hadí<text:line-break/>a dokážeš kousnutím otrávit. Potravu ovšem musíš polykat vcelku.<text:line-break/><text:line-break/>•<text:line-break/><text:line-break/>Bodce<text:line-break/>Máš rohatou hlavu a ocas zakončený nebezpečnými ostny.<text:line-break/><text:line-break/>•<text:line-break/><text:line-break/>Chameleon<text:line-break/>Můžeš během několika okamžiků změnit<text:line-break/>barvu.<text:line-break/><text:line-break/>•<text:line-break/><text:line-break/>Přísavky<text:line-break/>Prsty zespodu pokryté lamelami a přísavkami. Šplhání je pro tebe stejně přirozené<text:line-break/>jako chůze. Při šplhání po stěně potřebuješ tři volné končetiny, po stropě čtyři.<text:line-break/><text:line-break/>53<text:line-break/><text:line-break/></text:p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6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2-19T14:36:04.061000000</dc:date>
    <meta:print-date>2113-01-01T00:00:00</meta:print-date>
    <meta:editing-cycles>22142</meta:editing-cycles>
    <meta:editing-duration>P65DT13H33M6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61" meta:paragraph-count="24" meta:word-count="8195" meta:character-count="50392" meta:non-whitespace-character-count="41852"/>
  </office:meta>
</office:document-meta>
</file>